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95b" officeooo:paragraph-rsid="0007995b"/>
    </style:style>
    <style:style style:name="P2" style:family="paragraph" style:parent-style-name="Standard">
      <style:text-properties fo:font-weight="bold" officeooo:rsid="0007995b" officeooo:paragraph-rsid="0007995b" style:font-weight-asian="bold" style:font-weight-complex="bold"/>
    </style:style>
    <style:style style:name="P3" style:family="paragraph" style:parent-style-name="Standard">
      <style:text-properties fo:font-weight="bold" officeooo:rsid="00095f5b" officeooo:paragraph-rsid="00095f5b" style:font-weight-asian="bold" style:font-weight-complex="bold"/>
    </style:style>
    <style:style style:name="P4" style:family="paragraph" style:parent-style-name="Preformatted_20_Text">
      <style:text-properties officeooo:rsid="0007995b" officeooo:paragraph-rsid="0007995b"/>
    </style:style>
    <style:style style:name="P5" style:family="paragraph" style:parent-style-name="Preformatted_20_Text">
      <style:text-properties fo:font-weight="bold" officeooo:rsid="00095f5b" officeooo:paragraph-rsid="00095f5b" style:font-weight-asian="bold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weight="bold" officeooo:rsid="00095f5b" officeooo:paragraph-rsid="00095f5b" style:font-weight-asian="bold" style:font-weight-complex="bold"/>
    </style:style>
    <style:style style:name="T1" style:family="text">
      <style:text-properties officeooo:rsid="00095f5b"/>
    </style:style>
    <style:style style:name="T2" style:family="text">
      <style:text-properties officeooo:rsid="000a2486"/>
    </style:style>
    <style:style style:name="T3" style:family="text">
      <style:text-properties officeooo:rsid="000a3c7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lename <text:s text:c="16"/>Entity <text:s text:c="17"/>Roles</text:p>
      <text:p text:style-name="Preformatted_20_Text">ev_086_st_024.txt <text:s text:c="7"/>Riyaz_Bhatkal <text:s text:c="2"/>['PER_Accused', 'PER_Others']</text:p>
      <text:p text:style-name="Preformatted_20_Text">ev_086_st_024.txt <text:s text:c="7"/>Pakistan <text:s text:c="7"/>['LOC_Accused', 'LOC_Others']</text:p>
      <text:p text:style-name="Preformatted_20_Text">ev_032_st_001.txt <text:s text:c="7"/>Guwahati <text:s text:c="7"/>['LOC_Others', 'LOC_Event']</text:p>
      <text:p text:style-name="Preformatted_20_Text">ev_032_st_001.txt <text:s text:c="7"/>Dhubri <text:s text:c="9"/>['LOC_Event', 'LOC_Others']</text:p>
      <text:p text:style-name="Preformatted_20_Text">ev_064_st_009.txt <text:s text:c="7"/>Srinagar <text:s text:c="7"/>['LOC_Event', 'LOC_Others']</text:p>
      <text:p text:style-name="Preformatted_20_Text">2010_9_28_st-10.txt <text:s text:c="5"/>Panchayat_Bhawan <text:s text:c="7"/>['ORG_Others', 'LOC_Others']</text:p>
      <text:p text:style-name="Preformatted_20_Text">ev_084_st_022.txt <text:s text:c="7"/>Pawar <text:s text:c="2"/>['PER_Others', 'LOC_Others']</text:p>
      <text:p text:style-name="Preformatted_20_Text">ev_084_st_022.txt <text:s text:c="7"/>David_Headley <text:s text:c="2"/>['PER_Accused', 'PER_Others']</text:p>
      <text:p text:style-name="Preformatted_20_Text">ev_089_st_016.txt <text:s text:c="7"/>Dilsukhnagar <text:s text:c="3"/>['LOC_Others', 'LOC_Event']</text:p>
      <text:p text:style-name="Preformatted_20_Text">ev_089_st_016.txt <text:s text:c="7"/>Hyderabad <text:s text:c="6"/>['LOC_Others', 'LOC_Event']</text:p>
      <text:p text:style-name="Preformatted_20_Text">ev_073_st_009.txt <text:s text:c="7"/>Varanasi <text:s text:c="7"/>['LOC_Event', 'LOC_Others']</text:p>
      <text:p text:style-name="Preformatted_20_Text">ev_075_st_011.txt <text:s text:c="7"/>Hawa_Mahal <text:s text:c="5"/>['LOC_Others', 'LOC_Event']</text:p>
      <text:p text:style-name="Preformatted_20_Text">ev_075_st_011.txt <text:s text:c="7"/>Sargah_Sooli <text:s text:c="3"/>['LOC_Event', 'LOC_Others']</text:p>
      <text:p text:style-name="Preformatted_20_Text">ev_046_st_006.txt <text:s text:c="7"/>Bangalore <text:s text:c="6"/>['LOC_Others', 'LOC_Event']</text:p>
      <text:p text:style-name="Preformatted_20_Text">ev_046_st_006.txt <text:s text:c="7"/>Chennai <text:s text:c="8"/>['LOC_Event', 'LOC_Others']</text:p>
      <text:p text:style-name="Preformatted_20_Text">ev_046_st_006.txt <text:s text:c="7"/>Hussain <text:s text:c="8"/>['PER_Others', 'PER_Accused']</text:p>
      <text:p text:style-name="Preformatted_20_Text">ev_014_st_009.txt <text:s text:c="7"/>ULFA <text:s text:c="3"/>['ORG_Accused', 'ORG_Others']</text:p>
      <text:p text:style-name="Preformatted_20_Text">ev_014_st_009.txt <text:s text:c="7"/>Manokhi <text:s text:c="8"/>['PER_Others', 'PER_Victim']</text:p>
      <text:p text:style-name="Preformatted_20_Text">ev_077_st_001.txt <text:s text:c="7"/>Ahmedabad <text:s text:c="6"/>['LOC_Event', 'LOC_Others']</text:p>
      <text:p text:style-name="Preformatted_20_Text">ev_064_st_012.txt <text:s text:c="7"/>Mahim <text:s text:c="2"/>['LOC_Event', 'LOC_Others']</text:p>
      <text:p text:style-name="Preformatted_20_Text">ev_086_st_027.txt <text:s text:c="7"/>Mumbai <text:s text:c="9"/>['LOC_Event', 'LOC_Victim', 'LOC_Others']</text:p>
      <text:p text:style-name="Preformatted_20_Text">2012_12_18_st-370.txt <text:s text:c="3"/>Bangalore <text:s text:c="6"/>['LOC_Others', 'LOC_Event']</text:p>
      <text:p text:style-name="Preformatted_20_Text">ev_089_st_033.txt <text:s text:c="7"/>Hyderabad <text:s text:c="6"/>['LOC_Event', 'LOC_Others']</text:p>
      <text:p text:style-name="Preformatted_20_Text">ev_025_st_004.txt <text:s text:c="7"/>Satgaon <text:s text:c="8"/>['LOC_Others', 'LOC_Accused']</text:p>
      <text:p text:style-name="Preformatted_20_Text">ev_025_st_004.txt <text:s text:c="7"/>Dispur <text:s text:c="9"/>['LOC_Others', 'LOC_Event']</text:p>
      <text:p text:style-name="Preformatted_20_Text">ev_075_st_009.txt <text:s text:c="7"/>India <text:s text:c="2"/>['LOC_Others', 'LOC_Event']</text:p>
      <text:p text:style-name="Preformatted_20_Text">ev_089_st_011.txt <text:s text:c="7"/>Hyderabad <text:s text:c="6"/>['LOC_Event', 'LOC_Others']</text:p>
      <text:p text:style-name="Preformatted_20_Text">ev_088_st_010.txt <text:s text:c="7"/>Maharashtra <text:s text:c="4"/>['LOC_Event', 'LOC_Others']</text:p>
      <text:p text:style-name="Preformatted_20_Text">2012_2_18_st-81.txt <text:s text:c="5"/>Mumbai <text:s text:c="9"/>['LOC_Event', 'LOC_Others']</text:p>
      <text:p text:style-name="Preformatted_20_Text">ev_094_st_024.txt <text:s text:c="7"/>Patna <text:s text:c="2"/>['LOC_Event', 'LOC_Others']</text:p>
      <text:p text:style-name="Preformatted_20_Text">ev_094_st_024.txt <text:s text:c="7"/>Bihar <text:s text:c="2"/>['LOC_Event', 'LOC_Others']</text:p>
      <text:p text:style-name="Preformatted_20_Text">ev_086_st_004.txt <text:s text:c="7"/>Zaveri_Bazaar <text:s text:c="2"/>['LOC_Event', 'LOC_Others']</text:p>
      <text:p text:style-name="Preformatted_20_Text">ev_013_st_001.txt <text:s text:c="7"/>Assam <text:s text:c="2"/>['LOC_Event', 'LOC_Others']</text:p>
      <text:p text:style-name="Preformatted_20_Text">ev_087_st_010.txt <text:s text:c="7"/>Neeraj <text:s text:c="9"/>['PER_Accused', 'PER_Others']</text:p>
      <text:p text:style-name="Preformatted_20_Text">ev_094_st_002.txt <text:s text:c="7"/>Patna <text:s text:c="2"/>['LOC_Event', 'LOC_Others', 'LOC_Accused']</text:p>
      <text:p text:style-name="Preformatted_20_Text">ev_094_st_002.txt <text:s text:c="7"/>Bihar <text:s text:c="2"/>['LOC_Event', 'LOC_Accused']</text:p>
      <text:p text:style-name="Preformatted_20_Text">2012_4_2_st-672.txt <text:s text:c="5"/>Assam <text:s text:c="2"/>['LOC_Event', 'LOC_Others']</text:p>
      <text:p text:style-name="Preformatted_20_Text">2012_5_1_st-859.txt <text:s text:c="5"/>Syria <text:s text:c="2"/>['LOC_Others', 'LOC_Event']</text:p>
      <text:p text:style-name="Preformatted_20_Text">ev_036_st_002.txt <text:s text:c="7"/>Karbi_Anglong <text:s text:c="2"/>['LOC_Event', 'LOC_Others']</text:p>
      <text:p text:style-name="Preformatted_20_Text">ev_074_st_003.txt <text:s text:c="7"/>Guwahati <text:s text:c="7"/>['LOC_Others', 'LOC_Event']</text:p>
      <text:p text:style-name="Preformatted_20_Text">ev_094_st_025.txt <text:s text:c="7"/>Gandhi_Maidan <text:s text:c="2"/>['LOC_Others', 'LOC_Event']</text:p>
      <text:p text:style-name="Preformatted_20_Text">ev_076_st_013.txt <text:s text:c="7"/>Karnataka <text:s text:c="6"/>['LOC_Others', 'LOC_Accused']</text:p>
      <text:p text:style-name="Preformatted_20_Text">ev_076_st_013.txt <text:s text:c="7"/>Bangalore <text:s text:c="6"/>['LOC_Event', 'LOC_Others']</text:p>
      <text:p text:style-name="Preformatted_20_Text">ev_051_st_005.txt <text:s text:c="7"/>Badami_Bagh <text:s text:c="4"/>['LOC_Event', 'LOC_Others']</text:p>
      <text:p text:style-name="Preformatted_20_Text">ev_075_st_014.txt <text:s text:c="7"/>Mumbai <text:s text:c="9"/>['LOC_Others', 'LOC_Event']</text:p>
      <text:p text:style-name="Preformatted_20_Text">ev_075_st_014.txt <text:s text:c="7"/>Jaipur <text:s text:c="9"/>['LOC_Event', 'LOC_Others']</text:p>
      <text:p text:style-name="Preformatted_20_Text">ev_075_st_014.txt <text:s text:c="7"/>Delhi <text:s text:c="2"/>['LOC_Others', 'LOC_Event']</text:p>
      <text:p text:style-name="Preformatted_20_Text">ev_033_st_001.txt <text:s text:c="7"/>Assam <text:s text:c="2"/>['LOC_Event', 'LOC_Others']</text:p>
      <text:p text:style-name="Preformatted_20_Text">ev_033_st_001.txt <text:s text:c="7"/>Guwahati <text:s text:c="7"/>['LOC_Event', 'LOC_Others']</text:p>
      <text:p text:style-name="Preformatted_20_Text">ev_033_st_001.txt <text:s text:c="7"/>Golaghat <text:s text:c="7"/>['LOC_Event', 'LOC_Others']</text:p>
      <text:p text:style-name="Preformatted_20_Text">ev_089_st_003.txt <text:s text:c="7"/>Dilsukhnagar <text:s text:c="3"/>['LOC_Event', 'LOC_Others']</text:p>
      <text:p text:style-name="Preformatted_20_Text">ev_089_st_003.txt <text:s text:c="7"/>Hyderabad <text:s text:c="6"/>['LOC_Others', 'LOC_Event']</text:p>
      <text:p text:style-name="Preformatted_20_Text">ev_092_st_013.txt <text:s text:c="7"/>Congress <text:s text:c="7"/>['ORG_Others', 'ORG_Victim']</text:p>
      <text:p text:style-name="Preformatted_20_Text">ev_037_st_011.txt <text:s text:c="7"/>Guwahati <text:s text:c="7"/>['LOC_Event', 'LOC_Others']</text:p>
      <text:p text:style-name="Preformatted_20_Text">ev_037_st_011.txt <text:s text:c="7"/>Ulfa <text:s text:c="3"/>['ORG_Accused', 'ORG_Others']</text:p>
      <text:p text:style-name="Preformatted_20_Text">ev_071_st_002.txt <text:s text:c="7"/>Mecca_Masjid <text:s text:c="3"/>['LOC_Accused', 'LOC_Others', 'ORG_Others']</text:p>
      <text:p text:style-name="Preformatted_20_Text">ev_071_st_002.txt <text:s text:c="7"/>Shahid <text:s text:c="9"/>['PER_Others', 'PER_Accused']</text:p>
      <text:p text:style-name="Preformatted_20_Text">ev_071_st_002.txt <text:s text:c="7"/>Ajmer <text:s text:c="2"/>['LOC_Event', 'LOC_Others']</text:p>
      <text:p text:style-name="Preformatted_20_Text">ev_071_st_002.txt <text:s text:c="7"/>Hyderabad <text:s text:c="6"/>['LOC_Others', 'LOC_Event']</text:p>
      <text:p text:style-name="Preformatted_20_Text">2013_6_9_st-535.txt <text:s text:c="5"/>Gosaninuagaon <text:s text:c="2"/>['LOC_Event', 'LOC_Others']</text:p>
      <text:p text:style-name="Preformatted_20_Text">2012_9_20_st-361.txt <text:s text:c="4"/>Karachi <text:s text:c="8"/>['LOC_Event', 'LOC_Others']</text:p>
      <text:p text:style-name="Preformatted_20_Text"><text:soft-page-break/>ev_069_st_002.txt <text:s text:c="7"/>United_Liberation_Front_of_Asom <text:s text:c="8"/>['ORG_Accused', 'ORG_Others']</text:p>
      <text:p text:style-name="Preformatted_20_Text">ev_069_st_002.txt <text:s text:c="7"/>ULFA <text:s text:c="3"/>['ORG_Accused', 'ORG_Others']</text:p>
      <text:p text:style-name="Preformatted_20_Text">ev_019_st_042.txt <text:s text:c="7"/>Burdwan <text:s text:c="8"/>['LOC_Event', 'LOC_Others']</text:p>
      <text:p text:style-name="Preformatted_20_Text">ev_088_st_005.txt <text:s text:c="7"/>Pune <text:s text:c="3"/>['LOC_Event', 'LOC_Accused', 'LOC_Others']</text:p>
      <text:p text:style-name="Preformatted_20_Text">ev_015_st_001.txt <text:s text:c="7"/>Karbi_Anglong <text:s text:c="2"/>['LOC_Others', 'LOC_Event']</text:p>
      <text:p text:style-name="Preformatted_20_Text">ev_050_st_001.txt <text:s text:c="7"/>Kashmir <text:s text:c="8"/>['LOC_Event', 'LOC_Others']</text:p>
      <text:p text:style-name="Preformatted_20_Text">ev_050_st_001.txt <text:s text:c="7"/>Pakistan <text:s text:c="7"/>['LOC_Others', 'LOC_Event']</text:p>
      <text:p text:style-name="Preformatted_20_Text">ev_050_st_001.txt <text:s text:c="7"/>Jammu_and_Kashmir <text:s text:c="6"/>['LOC_Others', 'LOC_Event']</text:p>
      <text:p text:style-name="Preformatted_20_Text">2011_12_23_st-750.txt <text:s text:c="3"/>Iraq <text:s text:c="3"/>['LOC_Others', 'PER_Others']</text:p>
      <text:p text:style-name="Preformatted_20_Text">ev_064_st_014.txt <text:s text:c="7"/>Mumbai <text:s text:c="9"/>['LOC_Event', 'LOC_Others']</text:p>
      <text:p text:style-name="Preformatted_20_Text">ev_025_st_003.txt <text:s text:c="7"/>ULFA <text:s text:c="3"/>['ORG_Accused', 'ORG_Others']</text:p>
      <text:p text:style-name="Preformatted_20_Text">ev_081_st_008.txt <text:s text:c="7"/>ABVP <text:s text:c="3"/>['ORG_Others', 'ORG_Accused']</text:p>
      <text:p text:style-name="Preformatted_20_Text">ev_081_st_008.txt <text:s text:c="7"/>Malegaon <text:s text:c="7"/>['LOC_Others', 'ORG_Others']</text:p>
      <text:p text:style-name="Preformatted_20_Text">ev_085_st_014.txt <text:s text:c="7"/>Varanasi <text:s text:c="7"/>['LOC_Others', 'LOC_Event']</text:p>
      <text:p text:style-name="Preformatted_20_Text">2013_5_3_st-465.txt <text:s text:c="5"/>Aleemuddin <text:s text:c="5"/>['PER_Others', 'PER_Victim']</text:p>
      <text:p text:style-name="Preformatted_20_Text">2011_11_12_st-759.txt <text:s text:c="3"/>Paschim_Medinipur <text:s text:c="6"/>['LOC_Event', 'LOC_Others']</text:p>
      <text:p text:style-name="Preformatted_20_Text">2011_11_12_st-759.txt <text:s text:c="3"/>Jhargram <text:s text:c="7"/>['LOC_Event', 'LOC_Others']</text:p>
      <text:p text:style-name="Preformatted_20_Text">ev_015_st_013.txt <text:s text:c="7"/>Sonitpur <text:s text:c="7"/>['LOC_Event', 'LOC_Victim']</text:p>
      <text:p text:style-name="Preformatted_20_Text">ev_015_st_013.txt <text:s text:c="7"/>Sibsagar <text:s text:c="7"/>['LOC_Event', 'LOC_Victim']</text:p>
      <text:p text:style-name="Preformatted_20_Text">ev_015_st_013.txt <text:s text:c="7"/>Chirang <text:s text:c="8"/>['LOC_Event', 'LOC_Victim']</text:p>
      <text:p text:style-name="Preformatted_20_Text">ev_015_st_013.txt <text:s text:c="7"/>Udalguri <text:s text:c="7"/>['LOC_Others', 'LOC_Victim']</text:p>
      <text:p text:style-name="Preformatted_20_Text">ev_015_st_008.txt <text:s text:c="7"/>Dimapur <text:s text:c="8"/>['LOC_Others', 'LOC_Event']</text:p>
      <text:p text:style-name="Preformatted_20_Text">ev_086_st_029.txt <text:s text:c="7"/>Mumbai <text:s text:c="9"/>['LOC_Event', 'LOC_Others']</text:p>
      <text:p text:style-name="Preformatted_20_Text">ev_066_st_016.txt <text:s text:c="7"/>Pakistan <text:s text:c="7"/>['LOC_Event', 'LOC_Others']</text:p>
      <text:p text:style-name="Preformatted_20_Text">ev_064_st_026.txt <text:s text:c="7"/>Mumbai <text:s text:c="9"/>['LOC_Event', 'LOC_Others']</text:p>
      <text:p text:style-name="Preformatted_20_Text">ev_072_st_002.txt <text:s text:c="7"/>cinema_hall <text:s text:c="4"/>['LOC_Others', 'LOC_Event']</text:p>
      <text:p text:style-name="Preformatted_20_Text">ev_072_st_002.txt <text:s text:c="7"/>Ludhiana <text:s text:c="7"/>['LOC_Event', 'LOC_Others']</text:p>
      <text:p text:style-name="Preformatted_20_Text">ev_072_st_002.txt <text:s text:c="7"/>Punjab <text:s text:c="9"/>['LOC_Others', 'PER_Others']</text:p>
      <text:p text:style-name="Preformatted_20_Text">ev_072_st_002.txt <text:s text:c="7"/>Punjab_police <text:s text:c="2"/>['LOC_Others', 'ORG_Others']</text:p>
      <text:p text:style-name="Preformatted_20_Text">ev_015_st_003.txt <text:s text:c="7"/>Nagaland <text:s text:c="7"/>['LOC_Event', 'LOC_Others']</text:p>
      <text:p text:style-name="Preformatted_20_Text">ev_065_st_006.txt <text:s text:c="7"/>Malegaon <text:s text:c="7"/>['LOC_Event', 'LOC_Others']</text:p>
      <text:p text:style-name="Preformatted_20_Text">ev_091_st_011.txt <text:s text:c="7"/>Kashmir <text:s text:c="8"/>['LOC_Others', 'PER_Others']</text:p>
      <text:p text:style-name="Preformatted_20_Text">ev_083_st_007.txt <text:s text:c="7"/>Imphal_East <text:s text:c="4"/>['LOC_Accused', 'LOC_Event']</text:p>
      <text:p text:style-name="Preformatted_20_Text">ev_037_st_010.txt <text:s text:c="7"/>Rangiya <text:s text:c="8"/>['LOC_Accused', 'LOC_Others']</text:p>
      <text:p text:style-name="Preformatted_20_Text">ev_037_st_010.txt <text:s text:c="7"/>Guwahati <text:s text:c="7"/>['LOC_Others', 'LOC_Event']</text:p>
      <text:p text:style-name="Preformatted_20_Text">ev_063_st_004.txt <text:s text:c="7"/>Jama_Masjid <text:s text:c="4"/>['LOC_Event', 'LOC_Others']</text:p>
      <text:p text:style-name="Preformatted_20_Text">ev_094_st_022.txt <text:s text:c="7"/>Koppa <text:s text:c="2"/>['LOC_Accused', 'LOC_Others']</text:p>
      <text:p text:style-name="Preformatted_20_Text">ev_094_st_022.txt <text:s text:c="7"/>Tehsin <text:s text:c="9"/>['PER_Accused', 'PER_Others']</text:p>
      <text:p text:style-name="Preformatted_20_Text">ev_094_st_022.txt <text:s text:c="7"/>Yasin <text:s text:c="2"/>['PER_Others', 'PER_Accused']</text:p>
      <text:p text:style-name="Preformatted_20_Text">ev_094_st_022.txt <text:s text:c="7"/>Yasin_Bhatkal <text:s text:c="2"/>['PER_Accused', 'PER_Others']</text:p>
      <text:p text:style-name="Preformatted_20_Text">ev_073_st_006.txt <text:s text:c="7"/>Varanasi <text:s text:c="7"/>['LOC_Event', 'LOC_Others']</text:p>
      <text:p text:style-name="Preformatted_20_Text">ev_073_st_006.txt <text:s text:c="7"/>Lucknow <text:s text:c="8"/>['LOC_Event', 'LOC_Others']</text:p>
      <text:p text:style-name="Preformatted_20_Text">ev_073_st_006.txt <text:s text:c="7"/>Faizabad <text:s text:c="7"/>['LOC_Event', 'LOC_Others']</text:p>
      <text:p text:style-name="Preformatted_20_Text">ev_014_st_014.txt <text:s text:c="7"/>Dhemaji <text:s text:c="8"/>['LOC_Event', 'LOC_Others']</text:p>
      <text:p text:style-name="Preformatted_20_Text">ev_078_st_004.txt <text:s text:c="7"/>Central_Park <text:s text:c="3"/>['LOC_Event', 'LOC_Others']</text:p>
      <text:p text:style-name="Preformatted_20_Text">ev_064_st_024.txt <text:s text:c="7"/>Mumbai <text:s text:c="9"/>['LOC_Event', 'LOC_Others']</text:p>
      <text:p text:style-name="Preformatted_20_Text">ev_084_st_033.txt <text:s text:c="7"/>Pune <text:s text:c="3"/>['LOC_Others', 'LOC_Event']</text:p>
      <text:p text:style-name="Preformatted_20_Text">ev_056_st_001.txt <text:s text:c="7"/>Godhra <text:s text:c="9"/>['LOC_Event', 'LOC_Others']</text:p>
      <text:p text:style-name="Preformatted_20_Text">ev_056_st_001.txt <text:s text:c="7"/>Lunawada <text:s text:c="7"/>['LOC_Event', 'LOC_Others']</text:p>
      <text:p text:style-name="Preformatted_20_Text">ev_079_st_021.txt <text:s text:c="7"/>terrorist <text:s text:c="6"/>['ORG_Accused', 'ORG_Others']</text:p>
      <text:p text:style-name="Preformatted_20_Text">ev_084_st_020.txt <text:s text:c="7"/>Pune <text:s text:c="3"/>['LOC_Event', 'LOC_Others']</text:p>
      <text:p text:style-name="Preformatted_20_Text">ev_084_st_020.txt <text:s text:c="7"/>Koregaon <text:s text:c="7"/>['LOC_Accused', 'LOC_Others']</text:p>
      <text:p text:style-name="Preformatted_20_Text">ev_019_st_020.txt <text:s text:c="7"/>Bardhaman <text:s text:c="6"/>['LOC_Others', 'LOC_Event']</text:p>
      <text:p text:style-name="Preformatted_20_Text">ev_081_st_007.txt <text:s text:c="7"/>Sahu <text:s text:c="3"/>['PER_Others', 'PER_Accused']</text:p>
      <text:p text:style-name="Preformatted_20_Text">ev_081_st_007.txt <text:s text:c="7"/>Indore <text:s text:c="9"/>['LOC_Others', 'LOC_Accused']</text:p>
      <text:p text:style-name="Preformatted_20_Text">ev_070_st_002.txt <text:s text:c="7"/>Gokul_Chat <text:s text:c="5"/>['LOC_Event', 'LOC_Others']</text:p>
      <text:p text:style-name="Preformatted_20_Text">ev_084_st_003.txt <text:s text:c="7"/>Afghanistan <text:s text:c="4"/>['LOC_Event', 'LOC_Others']</text:p>
      <text:p text:style-name="Preformatted_20_Text">ev_084_st_003.txt <text:s text:c="7"/>Gujarat <text:s text:c="8"/>['LOC_Accused', 'LOC_Event']</text:p>
      <text:p text:style-name="Preformatted_20_Text">ev_084_st_003.txt <text:s text:c="7"/>Mangalore <text:s text:c="6"/>['LOC_Others', 'LOC_Accused']</text:p>
      <text:p text:style-name="Preformatted_20_Text">ev_084_st_003.txt <text:s text:c="7"/>Peerbhoy <text:s text:c="7"/>['PER_Accused', 'PER_Others']</text:p>
      <text:p text:style-name="Preformatted_20_Text">ev_084_st_003.txt <text:s text:c="7"/>Karachi <text:s text:c="8"/>['LOC_Others', 'LOC_Accused']</text:p>
      <text:p text:style-name="Preformatted_20_Text">ev_035_st_010.txt <text:s text:c="7"/>Assam <text:s text:c="2"/>['LOC_Event', 'LOC_Others']</text:p>
      <text:p text:style-name="Preformatted_20_Text">ev_035_st_017.txt <text:s text:c="7"/>Daimary <text:s text:c="8"/>['PER_Accused', 'PER_Others']</text:p>
      <text:p text:style-name="Preformatted_20_Text"><text:soft-page-break/>ev_035_st_017.txt <text:s text:c="7"/>Ranjan_Daimary <text:s text:c="9"/>['PER_Accused', 'PER_Others']</text:p>
      <text:p text:style-name="Preformatted_20_Text">ev_039_st_007.txt <text:s text:c="7"/>KLNLF <text:s text:c="2"/>['ORG_Others', 'ORG_Accused']</text:p>
      <text:p text:style-name="Preformatted_20_Text">ev_039_st_007.txt <text:s text:c="7"/>ULFA <text:s text:c="3"/>['ORG_Others', 'ORG_Accused']</text:p>
      <text:p text:style-name="Preformatted_20_Text">2012_10_6_st-100.txt <text:s text:c="4"/>Theni <text:s text:c="2"/>['LOC_Event', 'LOC_Others']</text:p>
      <text:p text:style-name="Preformatted_20_Text">2010_12_7_st-59.txt <text:s text:c="5"/>German_Bakery <text:s text:c="2"/>['LOC_Event', 'ORG_Victim']</text:p>
      <text:p text:style-name="Preformatted_20_Text">ev_079_st_001.txt <text:s text:c="7"/>Ahmedabad <text:s text:c="6"/>['LOC_Others', 'LOC_Event']</text:p>
      <text:p text:style-name="Preformatted_20_Text">ev_072_st_006.txt <text:s text:c="7"/>Gurpreet <text:s text:c="7"/>['PER_Accused', 'PER_Others']</text:p>
      <text:p text:style-name="Preformatted_20_Text">ev_072_st_006.txt <text:s text:c="7"/>Sandeep <text:s text:c="8"/>['PER_Accused', 'PER_Others']</text:p>
      <text:p text:style-name="Preformatted_20_Text">ev_014_st_001.txt <text:s text:c="7"/>Dhemaji <text:s text:c="8"/>['LOC_Event', 'LOC_Others']</text:p>
      <text:p text:style-name="Preformatted_20_Text">ev_085_st_009.txt <text:s text:c="7"/>Varanasi <text:s text:c="7"/>['LOC_Event', 'LOC_Others']</text:p>
      <text:p text:style-name="Preformatted_20_Text">ev_085_st_009.txt <text:s text:c="7"/>Indian_Mujahideen <text:s text:c="6"/>['ORG_Others', 'ORG_Accused']</text:p>
      <text:p text:style-name="Preformatted_20_Text">ev_064_st_016.txt <text:s text:c="7"/>Mumbai <text:s text:c="9"/>['LOC_Event', 'LOC_Others']</text:p>
      <text:p text:style-name="Preformatted_20_Text">ev_066_st_002.txt <text:s text:c="7"/>Kaleem <text:s text:c="9"/>['LOC_Others', 'PER_Others']</text:p>
      <text:p text:style-name="Preformatted_20_Text">ev_066_st_002.txt <text:s text:c="7"/>Mecca_Masjid <text:s text:c="3"/>['LOC_Others', 'ORG_Others']</text:p>
      <text:p text:style-name="Preformatted_20_Text">ev_066_st_002.txt <text:s text:c="7"/>Aseemanand <text:s text:c="5"/>['PER_Accused', 'PER_Others']</text:p>
      <text:p text:style-name="Preformatted_20_Text">ev_066_st_002.txt <text:s text:c="7"/>Malegaon <text:s text:c="7"/>['LOC_Event', 'LOC_Others']</text:p>
      <text:p text:style-name="Preformatted_20_Text">ev_066_st_017.txt <text:s text:c="7"/>Ameen_Al-Peshawari <text:s text:c="5"/>['PER_Accused', 'PER_Others']</text:p>
      <text:p text:style-name="Preformatted_20_Text">ev_066_st_017.txt <text:s text:c="7"/>Mumbai <text:s text:c="9"/>['LOC_Event', 'LOC_Others']</text:p>
      <text:p text:style-name="Preformatted_20_Text">ev_066_st_017.txt <text:s text:c="7"/>Nasir_Javaid <text:s text:c="3"/>['PER_Accused', 'PER_Others']</text:p>
      <text:p text:style-name="Preformatted_20_Text">ev_066_st_017.txt <text:s text:c="7"/>Yahya_Mujahid <text:s text:c="2"/>['PER_Accused', 'PER_Others']</text:p>
      <text:p text:style-name="Preformatted_20_Text">ev_066_st_017.txt <text:s text:c="7"/>Al_Qaeda <text:s text:c="7"/>['ORG_Accused', 'ORG_Others']</text:p>
      <text:p text:style-name="Preformatted_20_Text">ev_064_st_025.txt <text:s text:c="7"/>Mumbai <text:s text:c="9"/>['LOC_Event', 'LOC_Others']</text:p>
      <text:p text:style-name="Preformatted_20_Text">ev_082_st_014.txt <text:s text:c="7"/>Tripura <text:s text:c="8"/>['LOC_Event', 'LOC_Others']</text:p>
      <text:p text:style-name="Preformatted_20_Text">ev_082_st_014.txt <text:s text:c="7"/>Maharajganj_Bazar <text:s text:c="6"/>['LOC_Others', 'LOC_Event']</text:p>
      <text:p text:style-name="Preformatted_20_Text">2010_9_4_st-331.txt <text:s text:c="5"/>Bhatkal <text:s text:c="8"/>['LOC_Event', 'PER_Others']</text:p>
      <text:p text:style-name="Preformatted_20_Text">2010_9_4_st-331.txt <text:s text:c="5"/>Julekha <text:s text:c="8"/>['PER_Victim', 'PER_Others']</text:p>
      <text:p text:style-name="Preformatted_20_Text">ev_086_st_019.txt <text:s text:c="7"/>Pune <text:s text:c="3"/>['LOC_Victim', 'LOC_Event']</text:p>
      <text:p text:style-name="Preformatted_20_Text">ev_086_st_019.txt <text:s text:c="7"/>Mumbai <text:s text:c="9"/>['LOC_Event', 'LOC_Others']</text:p>
      <text:p text:style-name="Preformatted_20_Text">2010_3_7_st-15.txt <text:s text:c="6"/>Siddhartnagar <text:s text:c="2"/>['LOC_Event', 'LOC_Others']</text:p>
      <text:p text:style-name="Preformatted_20_Text">2010_3_7_st-15.txt <text:s text:c="6"/>Delhi <text:s text:c="2"/>['LOC_Event', 'LOC_Others']</text:p>
      <text:p text:style-name="Preformatted_20_Text">ev_084_st_019.txt <text:s text:c="7"/>Osho_Ashram <text:s text:c="4"/>['LOC_Accused', 'LOC_Others']</text:p>
      <text:p text:style-name="Preformatted_20_Text">ev_084_st_019.txt <text:s text:c="7"/>India <text:s text:c="2"/>['LOC_Others', 'LOC_Event']</text:p>
      <text:p text:style-name="Preformatted_20_Text">ev_093_st_030.txt <text:s text:c="7"/>Indian_Mujahideen <text:s text:c="6"/>['ORG_Others', 'ORG_Accused']</text:p>
      <text:p text:style-name="Preformatted_20_Text">ev_093_st_030.txt <text:s text:c="7"/>Mahabodhi_temple <text:s text:c="7"/>['LOC_Event', 'LOC_Others']</text:p>
      <text:p text:style-name="Preformatted_20_Text">ev_072_st_016.txt <text:s text:c="7"/>Ludhiana <text:s text:c="7"/>['LOC_Event', 'LOC_Others']</text:p>
      <text:p text:style-name="Preformatted_20_Text">ev_037_st_001.txt <text:s text:c="7"/>Guwahati <text:s text:c="7"/>['LOC_Others', 'ORG_Others']</text:p>
      <text:p text:style-name="Preformatted_20_Text">ev_037_st_001.txt <text:s text:c="7"/>Nabla <text:s text:c="2"/>['PER_Others', 'PER_Accused']</text:p>
      <text:p text:style-name="Preformatted_20_Text">ev_063_st_005.txt <text:s text:c="7"/>Jama_Masjid <text:s text:c="4"/>['LOC_Event', 'LOC_Others', 'ORG_Others', 'LOC_Victim']</text:p>
      <text:p text:style-name="Preformatted_20_Text">2013_4_19_st-77.txt <text:s text:c="5"/>Bangalore <text:s text:c="6"/>['LOC_Event', 'LOC_Others']</text:p>
      <text:p text:style-name="Preformatted_20_Text">ev_066_st_025.txt <text:s text:c="7"/>Salman <text:s text:c="9"/>['PER_Accused', 'PER_Others']</text:p>
      <text:p text:style-name="Preformatted_20_Text">ev_089_st_002.txt <text:s text:c="7"/>Dilsukhnagar <text:s text:c="3"/>['LOC_Event', 'LOC_Victim']</text:p>
      <text:p text:style-name="Preformatted_20_Text">ev_089_st_002.txt <text:s text:c="7"/>Hyderabad <text:s text:c="6"/>['LOC_Event', 'LOC_Others']</text:p>
      <text:p text:style-name="Preformatted_20_Text">ev_088_st_017.txt <text:s text:c="7"/>Pune <text:s text:c="3"/>['LOC_Event', 'LOC_Others']</text:p>
      <text:p text:style-name="Preformatted_20_Text">ev_075_st_006.txt <text:s text:c="7"/>Jaipur <text:s text:c="9"/>['LOC_Event', 'LOC_Others']</text:p>
      <text:p text:style-name="Preformatted_20_Text">ev_075_st_006.txt <text:s text:c="7"/>Rajasthan <text:s text:c="6"/>['LOC_Others', 'LOC_Event']</text:p>
      <text:p text:style-name="Preformatted_20_Text">ev_087_st_005.txt <text:s text:c="7"/>Kishtwar <text:s text:c="7"/>['LOC_Others', 'LOC_Accused']</text:p>
      <text:p text:style-name="Preformatted_20_Text">ev_019_st_029.txt <text:s text:c="7"/>Sajid <text:s text:c="2"/>['PER_Accused', 'PER_Others']</text:p>
      <text:p text:style-name="Preformatted_20_Text">ev_069_st_003.txt <text:s text:c="7"/>Aathgaon <text:s text:c="7"/>['LOC_Event', 'LOC_Others']</text:p>
      <text:p text:style-name="Preformatted_20_Text">ev_069_st_003.txt <text:s text:c="7"/>Guwahati <text:s text:c="7"/>['LOC_Event', 'LOC_Others']</text:p>
      <text:p text:style-name="Preformatted_20_Text">2012_12_2_st-32.txt <text:s text:c="5"/>Beed <text:s text:c="3"/>['LOC_Event', 'LOC_Others']</text:p>
      <text:p text:style-name="Preformatted_20_Text">ev_076_st_018.txt <text:s text:c="7"/>Bengaluru <text:s text:c="6"/>['LOC_Event', 'LOC_Others']</text:p>
      <text:p text:style-name="Preformatted_20_Text">ev_076_st_018.txt <text:s text:c="7"/>Karachi <text:s text:c="8"/>['LOC_Accused', 'LOC_Others']</text:p>
      <text:p text:style-name="Preformatted_20_Text">ev_076_st_018.txt <text:s text:c="7"/>Karnataka <text:s text:c="6"/>['LOC_Others', 'LOC_Accused']</text:p>
      <text:p text:style-name="Preformatted_20_Text">ev_083_st_010.txt <text:s text:c="7"/>Imphal <text:s text:c="9"/>['LOC_Event', 'LOC_Others']</text:p>
      <text:p text:style-name="Preformatted_20_Text">ev_064_st_001.txt <text:s text:c="7"/>Srinagar <text:s text:c="7"/>['LOC_Event', 'LOC_Others']</text:p>
      <text:p text:style-name="Preformatted_20_Text">ev_088_st_014.txt <text:s text:c="7"/>Pune <text:s text:c="3"/>['LOC_Others', 'LOC_Event']</text:p>
      <text:p text:style-name="Preformatted_20_Text">ev_088_st_014.txt <text:s text:c="7"/>Nanded <text:s text:c="9"/>['LOC_Accused', 'LOC_Others']</text:p>
      <text:p text:style-name="Preformatted_20_Text">ev_088_st_014.txt <text:s text:c="7"/>Pul_Prahladpur <text:s text:c="9"/>['LOC_Accused', 'LOC_Others']</text:p>
      <text:p text:style-name="Preformatted_20_Text">ev_088_st_014.txt <text:s text:c="7"/>Mumbai <text:s text:c="9"/>['LOC_Event', 'LOC_Others']</text:p>
      <text:p text:style-name="Preformatted_20_Text">ev_088_st_014.txt <text:s text:c="7"/>Aurangabad <text:s text:c="5"/>['LOC_Accused', 'LOC_Others']</text:p>
      <text:p text:style-name="Preformatted_20_Text">2010_5_1_st-420.txt <text:s text:c="5"/>Dargah <text:s text:c="9"/>['LOC_Others', 'LOC_Event']</text:p>
      <text:p text:style-name="Preformatted_20_Text">2010_5_1_st-420.txt <text:s text:c="5"/>Devendra_Gupta <text:s text:c="9"/>['PER_Accused', 'PER_Others']</text:p>
      <text:p text:style-name="Preformatted_20_Text">ev_084_st_017.txt <text:s text:c="7"/>Chandigarh <text:s text:c="5"/>['LOC_Victim', 'LOC_Others']</text:p>
      <text:p text:style-name="Preformatted_20_Text"><text:soft-page-break/>ev_088_st_006.txt <text:s text:c="7"/>Pune <text:s text:c="3"/>['LOC_Event', 'LOC_Others']</text:p>
      <text:p text:style-name="Preformatted_20_Text">ev_064_st_010.txt <text:s text:c="7"/>Mira_Road <text:s text:c="6"/>['LOC_Others', 'LOC_Event']</text:p>
      <text:p text:style-name="Preformatted_20_Text">ev_050_st_004.txt <text:s text:c="7"/>Pradeep_Bhatia <text:s text:c="9"/>['PER_Victim', 'PER_Others']</text:p>
      <text:p text:style-name="Preformatted_20_Text">ev_050_st_004.txt <text:s text:c="7"/>India <text:s text:c="2"/>['LOC_Accused', 'LOC_Victim']</text:p>
      <text:p text:style-name="Preformatted_20_Text">ev_050_st_004.txt <text:s text:c="7"/>Kashmir <text:s text:c="8"/>['LOC_Accused', 'LOC_Victim']</text:p>
      <text:p text:style-name="Preformatted_20_Text">ev_050_st_004.txt <text:s text:c="7"/>Pakistan <text:s text:c="7"/>['LOC_Others', 'LOC_Victim']</text:p>
      <text:p text:style-name="Preformatted_20_Text">2013_2_23_st-450.txt <text:s text:c="4"/>Hyderabad <text:s text:c="6"/>['LOC_Event', 'LOC_Others']</text:p>
      <text:p text:style-name="Preformatted_20_Text">2013_2_23_st-450.txt <text:s text:c="4"/>Veeranna <text:s text:c="7"/>['LOC_Others', 'PER_Victim']</text:p>
      <text:p text:style-name="Preformatted_20_Text">ev_077_st_028.txt <text:s text:c="7"/>al-Arbi <text:s text:c="8"/>['PER_Accused', 'PER_Others']</text:p>
      <text:p text:style-name="Preformatted_20_Text">ev_077_st_028.txt <text:s text:c="7"/>Qureshi <text:s text:c="8"/>['PER_Accused', 'PER_Others']</text:p>
      <text:p text:style-name="Preformatted_20_Text">ev_077_st_028.txt <text:s text:c="7"/>Indian_Mujahideen <text:s text:c="6"/>['ORG_Accused', 'ORG_Others']</text:p>
      <text:p text:style-name="Preformatted_20_Text">ev_014_st_006.txt <text:s text:c="7"/>Assam <text:s text:c="2"/>['LOC_Others', 'LOC_Event']</text:p>
      <text:p text:style-name="Preformatted_20_Text">ev_014_st_006.txt <text:s text:c="7"/>Dhemaji <text:s text:c="8"/>['LOC_Others', 'LOC_Event']</text:p>
      <text:p text:style-name="Preformatted_20_Text">ev_037_st_004.txt <text:s text:c="7"/>Assam <text:s text:c="2"/>['LOC_Event', 'LOC_Others']</text:p>
      <text:p text:style-name="Preformatted_20_Text">ev_037_st_004.txt <text:s text:c="7"/>Guwahati <text:s text:c="7"/>['LOC_Event', 'LOC_Others']</text:p>
      <text:p text:style-name="Preformatted_20_Text">ev_081_st_005.txt <text:s text:c="7"/>Upadhyay <text:s text:c="7"/>['PER_Accused', 'LOC_Others']</text:p>
      <text:p text:style-name="Preformatted_20_Text">2013_3_5_st-630.txt <text:s text:c="5"/>Danish_Iqbal <text:s text:c="3"/>['PER_Others', 'PER_Victim']</text:p>
      <text:p text:style-name="Preformatted_20_Text">2013_3_5_st-630.txt <text:s text:c="5"/>Hyderabad <text:s text:c="6"/>['LOC_Others', 'LOC_Event']</text:p>
      <text:p text:style-name="Preformatted_20_Text">ev_093_st_011.txt <text:s text:c="7"/>Bodh_Gaya <text:s text:c="6"/>['LOC_Event', 'LOC_Others']</text:p>
      <text:p text:style-name="Preformatted_20_Text">ev_085_st_010.txt <text:s text:c="7"/>Hyderabad <text:s text:c="6"/>['LOC_Victim', 'LOC_Others']</text:p>
      <text:p text:style-name="Preformatted_20_Text">ev_085_st_010.txt <text:s text:c="7"/>Varanasi <text:s text:c="7"/>['LOC_Event', 'LOC_Others']</text:p>
      <text:p text:style-name="Preformatted_20_Text">2013_8_30_st-5.txt <text:s text:c="6"/>India <text:s text:c="2"/>['LOC_Others', 'LOC_Event']</text:p>
      <text:p text:style-name="Preformatted_20_Text">2013_8_30_st-5.txt <text:s text:c="6"/>Raxaul <text:s text:c="9"/>['LOC_Accused', 'LOC_Others']</text:p>
      <text:p text:style-name="Preformatted_20_Text">2013_8_30_st-5.txt <text:s text:c="6"/>Delhi <text:s text:c="2"/>['LOC_Event', 'LOC_Others']</text:p>
      <text:p text:style-name="Preformatted_20_Text">ev_072_st_011.txt <text:s text:c="7"/>BKI <text:s text:c="4"/>['ORG_Accused', 'ORG_Others']</text:p>
      <text:p text:style-name="Preformatted_20_Text">ev_076_st_015.txt <text:s text:c="7"/>Andhra <text:s text:c="9"/>['LOC_Accused', 'LOC_Others']</text:p>
      <text:p text:style-name="Preformatted_20_Text">ev_076_st_015.txt <text:s text:c="7"/>Karnataka <text:s text:c="6"/>['LOC_Accused', 'LOC_Others']</text:p>
      <text:p text:style-name="Preformatted_20_Text">ev_076_st_015.txt <text:s text:c="7"/>Bangalore <text:s text:c="6"/>['LOC_Others', 'LOC_Accused']</text:p>
      <text:p text:style-name="Preformatted_20_Text">ev_076_st_015.txt <text:s text:c="7"/>Hyderabad <text:s text:c="6"/>['LOC_Others', 'LOC_Accused', 'LOC_Victim']</text:p>
      <text:p text:style-name="Preformatted_20_Text">ev_088_st_009.txt <text:s text:c="7"/>Pune <text:s text:c="3"/>['LOC_Event', 'LOC_Others']</text:p>
      <text:p text:style-name="Preformatted_20_Text">2013_2_22_st-11.txt <text:s text:c="5"/>Hyderabad <text:s text:c="6"/>['LOC_Event', 'LOC_Others']</text:p>
      <text:p text:style-name="Preformatted_20_Text">ev_015_st_009.txt <text:s text:c="7"/>Dimapur <text:s text:c="8"/>['LOC_Event', 'LOC_Others']</text:p>
      <text:p text:style-name="Preformatted_20_Text">ev_051_st_002.txt <text:s text:c="7"/>Army <text:s text:c="3"/>['ORG_Victim', 'ORG_Others']</text:p>
      <text:p text:style-name="Preformatted_20_Text">ev_064_st_002.txt <text:s text:c="7"/>Maharashtra <text:s text:c="4"/>['LOC_Others', 'LOC_Accused']</text:p>
      <text:p text:style-name="Preformatted_20_Text">2010_5_2_st-373.txt <text:s text:c="5"/>Ajmer <text:s text:c="2"/>['LOC_Event', 'LOC_Others']</text:p>
      <text:p text:style-name="Preformatted_20_Text">2010_5_2_st-373.txt <text:s text:c="5"/>Dhariwal <text:s text:c="7"/>['PER_Others', 'PER_Accused']</text:p>
      <text:p text:style-name="Preformatted_20_Text">2010_5_2_st-373.txt <text:s text:c="5"/>Gupta <text:s text:c="2"/>['PER_Others', 'PER_Accused']</text:p>
      <text:p text:style-name="Preformatted_20_Text">2010_5_2_st-373.txt <text:s text:c="5"/>Devendra_Gupta <text:s text:c="9"/>['PER_Others', 'PER_Accused']</text:p>
      <text:p text:style-name="Preformatted_20_Text">2010_5_2_st-373.txt <text:s text:c="5"/>Sunil_Joshi <text:s text:c="4"/>['PER_Others', 'PER_Accused']</text:p>
      <text:p text:style-name="Preformatted_20_Text">ev_087_st_008.txt <text:s text:c="7"/>Delhi <text:s text:c="2"/>['LOC_Event', 'LOC_Others']</text:p>
      <text:p text:style-name="Preformatted_20_Text">ev_092_st_009.txt <text:s text:c="7"/>Trivedi <text:s text:c="8"/>['PER_Others', 'LOC_Others']</text:p>
      <text:p text:style-name="Preformatted_20_Text">ev_092_st_009.txt <text:s text:c="7"/>Sukma <text:s text:c="2"/>['PER_Others', 'LOC_Others']</text:p>
      <text:p text:style-name="Preformatted_20_Text">ev_092_st_009.txt <text:s text:c="7"/>Patel <text:s text:c="2"/>['PER_Victim', 'PER_Others']</text:p>
      <text:p text:style-name="Preformatted_20_Text">ev_021_st_001.txt <text:s text:c="7"/>Guwahati <text:s text:c="7"/>['LOC_Others', 'LOC_Event']</text:p>
      <text:p text:style-name="Preformatted_20_Text">ev_065_st_008.txt <text:s text:c="7"/>Malegaon <text:s text:c="7"/>['LOC_Event', 'LOC_Accused', 'LOC_Others']</text:p>
      <text:p text:style-name="Preformatted_20_Text">ev_068_st_004.txt <text:s text:c="7"/>Varanasi <text:s text:c="7"/>['LOC_Event', 'LOC_Others']</text:p>
      <text:p text:style-name="Preformatted_20_Text">ev_068_st_004.txt <text:s text:c="7"/>Khalid_Mujahid <text:s text:c="9"/>['PER_Accused', 'PER_Others']</text:p>
      <text:p text:style-name="Preformatted_20_Text">ev_068_st_004.txt <text:s text:c="7"/>Faizabad <text:s text:c="7"/>['LOC_Others', 'LOC_Event']</text:p>
      <text:p text:style-name="Preformatted_20_Text">ev_068_st_004.txt <text:s text:c="7"/>Andhra_Pradesh <text:s text:c="9"/>['LOC_Others', 'LOC_Event']</text:p>
      <text:p text:style-name="Preformatted_20_Text">ev_084_st_024.txt <text:s text:c="7"/>Yasin_Bhatkal <text:s text:c="2"/>['PER_Others', 'PER_Accused']</text:p>
      <text:p text:style-name="Preformatted_20_Text">ev_084_st_024.txt <text:s text:c="7"/>Maharashtra <text:s text:c="4"/>['LOC_Others', 'LOC_Accused']</text:p>
      <text:p text:style-name="Preformatted_20_Text">ev_084_st_024.txt <text:s text:c="7"/>Jundal <text:s text:c="9"/>['PER_Others', 'PER_Accused']</text:p>
      <text:p text:style-name="Preformatted_20_Text">ev_073_st_007.txt <text:s text:c="7"/>Varanasi <text:s text:c="7"/>['LOC_Others', 'LOC_Event']</text:p>
      <text:p text:style-name="Preformatted_20_Text">ev_080_st_007.txt <text:s text:c="7"/>Malegaon <text:s text:c="7"/>['LOC_Event', 'LOC_Others']</text:p>
      <text:p text:style-name="Preformatted_20_Text">ev_081_st_013.txt <text:s text:c="7"/>Amritanand <text:s text:c="5"/>['LOC_Others', 'PER_Accused']</text:p>
      <text:p text:style-name="Preformatted_20_Text">ev_081_st_013.txt <text:s text:c="7"/>Kanpur <text:s text:c="9"/>['LOC_Others', 'LOC_Event']</text:p>
      <text:p text:style-name="Preformatted_20_Text">ev_075_st_023.txt <text:s text:c="7"/>Hanuman_temple <text:s text:c="9"/>['PER_Others', 'LOC_Others']</text:p>
      <text:p text:style-name="Preformatted_20_Text">ev_075_st_023.txt <text:s text:c="7"/>Johari_Bazar <text:s text:c="3"/>['LOC_Others', 'LOC_Event']</text:p>
      <text:p text:style-name="Preformatted_20_Text">ev_088_st_013.txt <text:s text:c="7"/>Pune <text:s text:c="3"/>['LOC_Event', 'LOC_Others']</text:p>
      <text:p text:style-name="Preformatted_20_Text">2013_6_16_st-42.txt <text:s text:c="5"/>Ziarat <text:s text:c="9"/>['LOC_Event', 'LOC_Others']</text:p>
      <text:p text:style-name="Preformatted_20_Text">ev_092_st_005.txt <text:s text:c="7"/>Sukma <text:s text:c="2"/>['LOC_Event', 'LOC_Others']</text:p>
      <text:p text:style-name="Preformatted_20_Text">ev_075_st_007.txt <text:s text:c="7"/>Jaipur <text:s text:c="9"/>['LOC_Others', 'LOC_Event']</text:p>
      <text:p text:style-name="Preformatted_20_Text"><text:soft-page-break/>ev_075_st_020.txt <text:s text:c="7"/>Udaipur <text:s text:c="8"/>['LOC_Accused', 'LOC_Others']</text:p>
      <text:p text:style-name="Preformatted_20_Text">ev_066_st_005.txt <text:s text:c="7"/>India <text:s text:c="2"/>['LOC_Event', 'LOC_Others']</text:p>
      <text:p text:style-name="Preformatted_20_Text">ev_093_st_022.txt <text:s text:c="7"/>Ranchi <text:s text:c="9"/>['LOC_Others', 'LOC_Event']</text:p>
      <text:p text:style-name="Preformatted_20_Text">ev_093_st_022.txt <text:s text:c="7"/>Patna <text:s text:c="2"/>['LOC_Event', 'LOC_Others']</text:p>
      <text:p text:style-name="Preformatted_20_Text">2010_11_29_st-28.txt <text:s text:c="4"/>Dangs <text:s text:c="2"/>['LOC_Event', 'LOC_Others']</text:p>
      <text:p text:style-name="Preformatted_20_Text">ev_077_st_016.txt <text:s text:c="7"/>Ahmedabad <text:s text:c="6"/>['LOC_Others', 'LOC_Event']</text:p>
      <text:p text:style-name="Preformatted_20_Text">ev_077_st_016.txt <text:s text:c="7"/>Gujarat <text:s text:c="8"/>['LOC_Accused', 'LOC_Others']</text:p>
      <text:p text:style-name="Preformatted_20_Text">ev_084_st_018.txt <text:s text:c="7"/>Sudan <text:s text:c="2"/>['LOC_Victim', 'LOC_Others']</text:p>
      <text:p text:style-name="Preformatted_20_Text">ev_085_st_019.txt <text:s text:c="7"/>Varanasi <text:s text:c="7"/>['PER_Others', 'LOC_Others']</text:p>
      <text:p text:style-name="Preformatted_20_Text">ev_074_st_007.txt <text:s text:c="7"/>Assam <text:s text:c="2"/>['LOC_Event', 'LOC_Accused']</text:p>
      <text:p text:style-name="Preformatted_20_Text">ev_074_st_007.txt <text:s text:c="7"/>Roni_Lakra <text:s text:c="5"/>['PER_Others', 'PER_Accused']</text:p>
      <text:p text:style-name="Preformatted_20_Text">ev_074_st_007.txt <text:s text:c="7"/>David <text:s text:c="2"/>['PER_Accused', 'PER_Others']</text:p>
      <text:p text:style-name="Preformatted_20_Text">ev_085_st_011.txt <text:s text:c="7"/>Varanasi <text:s text:c="7"/>['LOC_Others', 'LOC_Event']</text:p>
      <text:p text:style-name="Preformatted_20_Text">ev_019_st_001.txt <text:s text:c="7"/>Murshidabad <text:s text:c="4"/>['LOC_Accused', 'LOC_Others']</text:p>
      <text:p text:style-name="Preformatted_20_Text">ev_019_st_001.txt <text:s text:c="7"/>Bardhaman <text:s text:c="6"/>['LOC_Event', 'LOC_Accused', 'LOC_Others']</text:p>
      <text:p text:style-name="Preformatted_20_Text">ev_019_st_001.txt <text:s text:c="7"/>Birbhum <text:s text:c="8"/>['LOC_Accused', 'LOC_Others']</text:p>
      <text:p text:style-name="Preformatted_20_Text">ev_019_st_001.txt <text:s text:c="7"/>Nadia <text:s text:c="2"/>['LOC_Others', 'LOC_Accused']</text:p>
      <text:p text:style-name="Preformatted_20_Text">ev_042_st_005.txt <text:s text:c="7"/>Sivasagar <text:s text:c="6"/>['LOC_Others', 'LOC_Event']</text:p>
      <text:p text:style-name="Preformatted_20_Text">ev_071_st_003.txt <text:s text:c="7"/>Bharat_Bhai <text:s text:c="4"/>['PER_Accused', 'ORG_Others']</text:p>
      <text:p text:style-name="Preformatted_20_Text">ev_086_st_014.txt <text:s text:c="7"/>LeT <text:s text:c="4"/>['ORG_Others', 'ORG_Accused']</text:p>
      <text:p text:style-name="Preformatted_20_Text">ev_086_st_014.txt <text:s text:c="7"/>Mumbai <text:s text:c="9"/>['LOC_Event', 'LOC_Others']</text:p>
      <text:p text:style-name="Preformatted_20_Text">ev_079_st_013.txt <text:s text:c="7"/>AIIMS <text:s text:c="2"/>['ORG_Others', 'LOC_Others']</text:p>
      <text:p text:style-name="Preformatted_20_Text">ev_093_st_015.txt <text:s text:c="7"/>Bodhgaya <text:s text:c="7"/>['LOC_Others', 'LOC_Event']</text:p>
      <text:p text:style-name="Preformatted_20_Text">ev_082_st_016.txt <text:s text:c="7"/>Tripura <text:s text:c="8"/>['LOC_Others', 'LOC_Event']</text:p>
      <text:p text:style-name="Preformatted_20_Text">2010_12_10_st-64.txt <text:s text:c="4"/>Shahnawaz <text:s text:c="6"/>['PER_Others', 'PER_Accused']</text:p>
      <text:p text:style-name="Preformatted_20_Text">2010_12_10_st-64.txt <text:s text:c="4"/>Allahabad <text:s text:c="6"/>['LOC_Event', 'LOC_Others']</text:p>
      <text:p text:style-name="Preformatted_20_Text">ev_019_st_033.txt <text:s text:c="7"/>Shakil_Ahmed <text:s text:c="3"/>['PER_Victim', 'PER_Others']</text:p>
      <text:p text:style-name="Preformatted_20_Text">ev_019_st_050.txt <text:s text:c="7"/>Shakeel_Ahmed <text:s text:c="2"/>['PER_Accused', 'PER_Others']</text:p>
      <text:p text:style-name="Preformatted_20_Text">ev_019_st_050.txt <text:s text:c="7"/>Kausar <text:s text:c="9"/>['LOC_Others', 'PER_Others']</text:p>
      <text:p text:style-name="Preformatted_20_Text">ev_070_st_017.txt <text:s text:c="7"/>HuJI <text:s text:c="3"/>['LOC_Others', 'ORG_Others']</text:p>
      <text:p text:style-name="Preformatted_20_Text">ev_014_st_008.txt <text:s text:c="7"/>Dhemaji <text:s text:c="8"/>['LOC_Event', 'LOC_Others']</text:p>
      <text:p text:style-name="Preformatted_20_Text">ev_014_st_008.txt <text:s text:c="7"/>Barua <text:s text:c="2"/>['PER_Others', 'LOC_Others']</text:p>
      <text:p text:style-name="Preformatted_20_Text">2012_7_25_st-29.txt <text:s text:c="5"/>Damascus <text:s text:c="7"/>['LOC_Event', 'LOC_Others']</text:p>
      <text:p text:style-name="Preformatted_20_Text">ev_051_st_007.txt <text:s text:c="7"/>Jaish-e-Mohammed <text:s text:c="7"/>['ORG_Accused', 'ORG_Others']</text:p>
      <text:p text:style-name="Preformatted_20_Text">ev_051_st_007.txt <text:s text:c="7"/>Birmingham <text:s text:c="5"/>['LOC_Accused', 'LOC_Others']</text:p>
      <text:p text:style-name="Preformatted_20_Text">ev_051_st_007.txt <text:s text:c="7"/>Abdullah_Bhai <text:s text:c="2"/>['PER_Accused', 'PER_Others']</text:p>
      <text:p text:style-name="Preformatted_20_Text">ev_051_st_007.txt <text:s text:c="7"/>Srinagar <text:s text:c="7"/>['LOC_Event', 'LOC_Others']</text:p>
      <text:p text:style-name="Preformatted_20_Text">ev_061_st_017.txt <text:s text:c="7"/>Delhi <text:s text:c="2"/>['LOC_Others', 'LOC_Event']</text:p>
      <text:p text:style-name="Preformatted_20_Text">2013_4_24_st-9.txt <text:s text:c="6"/>Tsarnaev <text:s text:c="7"/>['PER_Accused', 'PER_Others']</text:p>
      <text:p text:style-name="Preformatted_20_Text">ev_084_st_025.txt <text:s text:c="7"/>Pune <text:s text:c="3"/>['LOC_Event', 'LOC_Others']</text:p>
      <text:p text:style-name="Preformatted_20_Text">2011_10_8_st-61.txt <text:s text:c="5"/>HuJI <text:s text:c="3"/>['ORG_Accused', 'ORG_Others']</text:p>
      <text:p text:style-name="Preformatted_20_Text">ev_082_st_007.txt <text:s text:c="7"/>Agartala <text:s text:c="7"/>['LOC_Others', 'LOC_Accused']</text:p>
      <text:p text:style-name="Preformatted_20_Text">ev_045_st_003.txt <text:s text:c="7"/>upper_Assam <text:s text:c="4"/>['LOC_Event', 'LOC_Others']</text:p>
      <text:p text:style-name="Preformatted_20_Text">ev_077_st_011.txt <text:s text:c="7"/>Vadodara <text:s text:c="7"/>['LOC_Others', 'LOC_Event']</text:p>
      <text:p text:style-name="Preformatted_20_Text">ev_077_st_011.txt <text:s text:c="7"/>Ahmedabad <text:s text:c="6"/>['LOC_Others', 'LOC_Victim']</text:p>
      <text:p text:style-name="Preformatted_20_Text">ev_081_st_009.txt <text:s text:c="7"/>Pragya <text:s text:c="9"/>['PER_Accused', 'PER_Others']</text:p>
      <text:p text:style-name="Preformatted_20_Text">ev_036_st_003.txt <text:s text:c="7"/>ULFA <text:s text:c="3"/>['ORG_Accused', 'ORG_Others']</text:p>
      <text:p text:style-name="Preformatted_20_Text">ev_087_st_016.txt <text:s text:c="7"/>Singh <text:s text:c="2"/>['PER_Victim', 'PER_Others']</text:p>
      <text:p text:style-name="Preformatted_20_Text">ev_092_st_012.txt <text:s text:c="7"/>Sukma <text:s text:c="2"/>['PER_Others', 'LOC_Others', 'ORG_Others']</text:p>
      <text:p text:style-name="Preformatted_20_Text">ev_092_st_012.txt <text:s text:c="7"/>Nand_Kumar_Patel <text:s text:c="7"/>['PER_Others', 'PER_Victim']</text:p>
      <text:p text:style-name="Preformatted_20_Text">ev_092_st_012.txt <text:s text:c="7"/>Maoist <text:s text:c="9"/>['ORG_Others', 'LOC_Others']</text:p>
      <text:p text:style-name="Preformatted_20_Text">ev_092_st_012.txt <text:s text:c="7"/>Chhattisgarh <text:s text:c="3"/>['LOC_Others', 'LOC_Event']</text:p>
      <text:p text:style-name="Preformatted_20_Text">ev_092_st_012.txt <text:s text:c="7"/>Vidya_Charan_Shukla <text:s text:c="4"/>['PER_Victim', 'PER_Others']</text:p>
      <text:p text:style-name="Preformatted_20_Text">ev_092_st_012.txt <text:s text:c="7"/>Medanta_hospital <text:s text:c="7"/>['ORG_Others', 'LOC_Others']</text:p>
      <text:p text:style-name="Preformatted_20_Text">ev_092_st_012.txt <text:s text:c="7"/>Chattisgarh <text:s text:c="4"/>['LOC_Event', 'LOC_Others']</text:p>
      <text:p text:style-name="Preformatted_20_Text">2011_2_6_st-80.txt <text:s text:c="6"/>Mansuri <text:s text:c="8"/>['PER_Accused', 'LOC_Others']</text:p>
      <text:p text:style-name="Preformatted_20_Text">ev_065_st_004.txt <text:s text:c="7"/>Bajrang_Dal <text:s text:c="4"/>['ORG_Accused', 'ORG_Others']</text:p>
      <text:p text:style-name="Preformatted_20_Text">ev_065_st_004.txt <text:s text:c="7"/>Malegaon <text:s text:c="7"/>['LOC_Others', 'LOC_Event']</text:p>
      <text:p text:style-name="Preformatted_20_Text">ev_076_st_017.txt <text:s text:c="7"/>SIMI <text:s text:c="3"/>['ORG_Others', 'ORG_Accused']</text:p>
      <text:p text:style-name="P6">ev_067_st_010.txt <text:s text:c="7"/>Mecca_Masjid <text:s text:c="3"/>['LOC_Event', 'LOC_Others']</text:p>
      <text:section text:style-name="Sect1" text:name="notebook-container">
        <text:p text:style-name="Preformatted_20_Text">ev_084_st_007.txt <text:s text:c="7"/>India <text:s text:c="2"/>['LOC_Event', 'LOC_Others']</text:p>
        <text:p text:style-name="Preformatted_20_Text"><text:soft-page-break/>ev_084_st_007.txt <text:s text:c="7"/>Daood_Gilani <text:s text:c="3"/>['PER_Others', 'PER_Accused']</text:p>
        <text:p text:style-name="Preformatted_20_Text">ev_092_st_008.txt <text:s text:c="7"/>Udai_Mudliar <text:s text:c="3"/>['PER_Others', 'PER_Victim']</text:p>
        <text:p text:style-name="Preformatted_20_Text">2012_11_21_st-391.txt <text:s text:c="3"/>Technopark <text:s text:c="5"/>['ORG_Victim', 'LOC_Event']</text:p>
        <text:p text:style-name="Preformatted_20_Text">2010_10_31_st-580.txt <text:s text:c="3"/>Balad_Ruz <text:s text:c="6"/>['LOC_Event', 'LOC_Others']</text:p>
        <text:p text:style-name="Preformatted_20_Text">2010_10_31_st-580.txt <text:s text:c="3"/>Baquba <text:s text:c="9"/>['LOC_Others', 'LOC_Event']</text:p>
        <text:p text:style-name="Preformatted_20_Text">ev_086_st_023.txt <text:s text:c="7"/>Pakistan <text:s text:c="7"/>['LOC_Others', 'LOC_Accused']</text:p>
        <text:p text:style-name="Preformatted_20_Text">ev_094_st_020.txt <text:s text:c="7"/>Darbhanga <text:s text:c="6"/>['ORG_Others', 'LOC_Others']</text:p>
        <text:p text:style-name="Preformatted_20_Text">ev_094_st_020.txt <text:s text:c="7"/>IM <text:s text:c="5"/>['ORG_Others', 'ORG_Accused']</text:p>
        <text:p text:style-name="Preformatted_20_Text">ev_061_st_006.txt <text:s text:c="7"/>Sarojini_Nagar <text:s text:c="9"/>['LOC_Event', 'LOC_Others']</text:p>
        <text:p text:style-name="Preformatted_20_Text">2013_2_27_st-494.txt <text:s text:c="4"/>IM <text:s text:c="5"/>['ORG_Accused', 'ORG_Others']</text:p>
        <text:p text:style-name="Preformatted_20_Text">2010_7_9_st-33.txt <text:s text:c="6"/>NFR <text:s text:c="4"/>['ORG_Victim', 'ORG_Others']</text:p>
        <text:p text:style-name="Preformatted_20_Text">2010_7_9_st-33.txt <text:s text:c="6"/>Northeast_Frontier_Railway <text:s text:c="5"/>['ORG_Others', 'ORG_Victim']</text:p>
        <text:p text:style-name="Preformatted_20_Text">ev_062_st_008.txt <text:s text:c="7"/>Varanasi <text:s text:c="7"/>['LOC_Event', 'LOC_Others']</text:p>
        <text:p text:style-name="Preformatted_20_Text">ev_062_st_008.txt <text:s text:c="7"/>New_Delhi <text:s text:c="6"/>['LOC_Others', 'LOC_Event']</text:p>
        <text:p text:style-name="Preformatted_20_Text">ev_072_st_012.txt <text:s text:c="7"/>Punjab <text:s text:c="9"/>['LOC_Accused', 'LOC_Others']</text:p>
        <text:p text:style-name="Preformatted_20_Text">ev_072_st_012.txt <text:s text:c="7"/>BKI <text:s text:c="4"/>['ORG_Accused', 'ORG_Others']</text:p>
        <text:p text:style-name="Preformatted_20_Text">ev_072_st_012.txt <text:s text:c="7"/>Ludhiana <text:s text:c="7"/>['LOC_Others', 'LOC_Event']</text:p>
        <text:p text:style-name="Preformatted_20_Text">ev_072_st_012.txt <text:s text:c="7"/>Khalistan <text:s text:c="6"/>['LOC_Event', 'LOC_Others']</text:p>
        <text:p text:style-name="Preformatted_20_Text">ev_088_st_001.txt <text:s text:c="7"/>Pune <text:s text:c="3"/>['LOC_Event', 'LOC_Others']</text:p>
        <text:p text:style-name="Preformatted_20_Text">ev_077_st_019.txt <text:s text:c="7"/>Bapunagar <text:s text:c="6"/>['LOC_Event', 'LOC_Others']</text:p>
        <text:p text:style-name="Preformatted_20_Text">ev_087_st_006.txt <text:s text:c="7"/>Yadav <text:s text:c="2"/>['PER_Accused', 'PER_Others']</text:p>
        <text:p text:style-name="Preformatted_20_Text">ev_087_st_006.txt <text:s text:c="7"/>Ahmedabad <text:s text:c="6"/>['LOC_Event', 'LOC_Others']</text:p>
        <text:p text:style-name="Preformatted_20_Text">ev_093_st_010.txt <text:s text:c="7"/>Bihar <text:s text:c="2"/>['LOC_Others', 'LOC_Event']</text:p>
        <text:p text:style-name="Preformatted_20_Text">ev_093_st_010.txt <text:s text:c="7"/>Gaya <text:s text:c="3"/>['LOC_Others', 'LOC_Event']</text:p>
        <text:p text:style-name="Preformatted_20_Text">ev_093_st_010.txt <text:s text:c="7"/>Bodh_Gaya <text:s text:c="6"/>['LOC_Others', 'LOC_Event']</text:p>
        <text:p text:style-name="Preformatted_20_Text">2012_5_1_st-746.txt <text:s text:c="5"/>Janakpur <text:s text:c="7"/>['LOC_Event', 'LOC_Others']</text:p>
        <text:p text:style-name="Preformatted_20_Text">ev_040_st_001.txt <text:s text:c="7"/>Rangiya <text:s text:c="8"/>['LOC_Event', 'LOC_Others']</text:p>
        <text:p text:style-name="Preformatted_20_Text">ev_011_st_002.txt <text:s text:c="7"/>Kokrajhar <text:s text:c="6"/>['LOC_Event', 'LOC_Others']</text:p>
        <text:p text:style-name="Preformatted_20_Text">ev_058_st_003.txt <text:s text:c="7"/>Ghatkopar <text:s text:c="6"/>['LOC_Others', 'LOC_Event']</text:p>
        <text:p text:style-name="Preformatted_20_Text">ev_053_st_003.txt <text:s text:c="7"/>New_Delhi <text:s text:c="6"/>['LOC_Others', 'LOC_Event']</text:p>
        <text:p text:style-name="Preformatted_20_Text">ev_053_st_003.txt <text:s text:c="7"/>Sena_Bhavan <text:s text:c="4"/>['LOC_Event', 'LOC_Others']</text:p>
        <text:p text:style-name="Preformatted_20_Text">ev_073_st_008.txt <text:s text:c="7"/>Uttar_Pradesh <text:s text:c="2"/>['LOC_Others', 'LOC_Event']</text:p>
        <text:p text:style-name="Preformatted_20_Text">2012_5_5_st-700.txt <text:s text:c="5"/>Bajaur <text:s text:c="9"/>['LOC_Event', 'LOC_Others']</text:p>
        <text:p text:style-name="Preformatted_20_Text">ev_087_st_013.txt <text:s text:c="7"/>IM <text:s text:c="5"/>['ORG_Accused', 'ORG_Others']</text:p>
        <text:p text:style-name="Preformatted_20_Text">ev_087_st_013.txt <text:s text:c="7"/>Pakistan <text:s text:c="7"/>['LOC_Accused', 'LOC_Others']</text:p>
        <text:p text:style-name="Preformatted_20_Text">ev_076_st_005.txt <text:s text:c="7"/>SIMI <text:s text:c="3"/>['ORG_Accused', 'ORG_Others']</text:p>
        <text:p text:style-name="Preformatted_20_Text">ev_084_st_002.txt <text:s text:c="7"/>Pune <text:s text:c="3"/>['LOC_Event', 'LOC_Accused']</text:p>
        <text:p text:style-name="Preformatted_20_Text">ev_084_st_002.txt <text:s text:c="7"/>Hampi <text:s text:c="2"/>['LOC_Others', 'LOC_Accused']</text:p>
        <text:p text:style-name="Preformatted_20_Text">ev_086_st_001.txt <text:s text:c="7"/>Mumbai <text:s text:c="9"/>['LOC_Victim', 'LOC_Others']</text:p>
        <text:p text:style-name="Preformatted_20_Text">ev_090_st_012.txt <text:s text:c="7"/>Srinagar <text:s text:c="7"/>['LOC_Others', 'LOC_Event']</text:p>
        <text:p text:style-name="Preformatted_20_Text">ev_077_st_010.txt <text:s text:c="7"/>Ahmedabad <text:s text:c="6"/>['LOC_Event', 'LOC_Others', 'LOC_Accused']</text:p>
        <text:p text:style-name="Preformatted_20_Text">ev_077_st_010.txt <text:s text:c="7"/>Surat <text:s text:c="2"/>['LOC_Event', 'LOC_Others']</text:p>
        <text:p text:style-name="Preformatted_20_Text">ev_077_st_010.txt <text:s text:c="7"/>Uttar_Pradesh <text:s text:c="2"/>['LOC_Accused', 'LOC_Others']</text:p>
        <text:p text:style-name="Preformatted_20_Text">ev_077_st_010.txt <text:s text:c="7"/>SIMI <text:s text:c="3"/>['ORG_Accused', 'ORG_Others']</text:p>
        <text:p text:style-name="Preformatted_20_Text">ev_077_st_010.txt <text:s text:c="7"/>Vadodara <text:s text:c="7"/>['LOC_Others', 'LOC_Accused']</text:p>
        <text:p text:style-name="Preformatted_20_Text">ev_077_st_010.txt <text:s text:c="7"/>Hyderabad <text:s text:c="6"/>['LOC_Others', 'LOC_Event']</text:p>
        <text:p text:style-name="Preformatted_20_Text">ev_074_st_016.txt <text:s text:c="7"/>Sirohi <text:s text:c="9"/>['LOC_Others', 'PER_Others']</text:p>
        <text:p text:style-name="Preformatted_20_Text">ev_076_st_010.txt <text:s text:c="7"/>Bangalore <text:s text:c="6"/>['LOC_Event', 'LOC_Others']</text:p>
        <text:p text:style-name="Preformatted_20_Text"><text:soft-page-break/>ev_064_st_022.txt <text:s text:c="7"/>India <text:s text:c="2"/>['LOC_Event', 'LOC_Others']</text:p>
        <text:p text:style-name="Preformatted_20_Text">ev_069_st_001.txt <text:s text:c="7"/>ULFA <text:s text:c="3"/>['ORG_Accused', 'ORG_Others']</text:p>
        <text:p text:style-name="Preformatted_20_Text">ev_089_st_040.txt <text:s text:c="7"/>Maqbool <text:s text:c="8"/>['PER_Accused', 'PER_Others']</text:p>
        <text:p text:style-name="Preformatted_20_Text">ev_014_st_012.txt <text:s text:c="7"/>Dhemaji <text:s text:c="8"/>['LOC_Event', 'LOC_Others']</text:p>
        <text:p text:style-name="Preformatted_20_Text">ev_014_st_012.txt <text:s text:c="7"/>ULFA <text:s text:c="3"/>['ORG_Others', 'ORG_Accused']</text:p>
        <text:p text:style-name="Preformatted_20_Text">ev_019_st_037.txt <text:s text:c="7"/>Kirnahar <text:s text:c="7"/>['LOC_Event', 'PER_Others', 'LOC_Others']</text:p>
        <text:p text:style-name="Preformatted_20_Text">ev_035_st_008.txt <text:s text:c="7"/>Kokrajhar <text:s text:c="6"/>['LOC_Event', 'LOC_Others']</text:p>
        <text:p text:style-name="Preformatted_20_Text">2013_9_12_st-773.txt <text:s text:c="4"/>Benghazi <text:s text:c="7"/>['LOC_Event', 'LOC_Others']</text:p>
        <text:p text:style-name="Preformatted_20_Text">ev_074_st_001.txt <text:s text:c="7"/>Karbi_Anglong <text:s text:c="2"/>['LOC_Event', 'LOC_Others']</text:p>
        <text:p text:style-name="Preformatted_20_Text">ev_039_st_010.txt <text:s text:c="7"/>Ulfa <text:s text:c="3"/>['ORG_Accused', 'ORG_Victim']</text:p>
        <text:p text:style-name="Preformatted_20_Text">ev_053_st_002.txt <text:s text:c="7"/>Hizbul_Muzahideen <text:s text:c="6"/>['ORG_Accused', 'ORG_Others']</text:p>
        <text:p text:style-name="Preformatted_20_Text">ev_022_st_001.txt <text:s text:c="7"/>ULFA <text:s text:c="3"/>['ORG_Accused', 'ORG_Others']</text:p>
        <text:p text:style-name="Preformatted_20_Text">ev_083_st_030.txt <text:s text:c="7"/>Madhabendra <text:s text:c="4"/>['PER_Victim', 'LOC_Others']</text:p>
        <text:p text:style-name="Preformatted_20_Text">ev_083_st_030.txt <text:s text:c="7"/>Banerjee <text:s text:c="7"/>['PER_Victim', 'PER_Others']</text:p>
        <text:p text:style-name="Preformatted_20_Text">2010_4_3_st-376.txt <text:s text:c="5"/>Saif-ur-Rehman <text:s text:c="9"/>['PER_Accused', 'PER_Others']</text:p>
        <text:p text:style-name="Preformatted_20_Text">2010_4_3_st-376.txt <text:s text:c="5"/>Mohammed_Saif <text:s text:c="2"/>['PER_Accused', 'PER_Others']</text:p>
        <text:p text:style-name="Preformatted_20_Text">ev_027_st_002.txt <text:s text:c="7"/>Tinsukia <text:s text:c="7"/>['LOC_Event', 'LOC_Others']</text:p>
        <text:p text:style-name="Preformatted_20_Text">ev_093_st_009.txt <text:s text:c="7"/>Bihar <text:s text:c="2"/>['LOC_Event', 'LOC_Accused']</text:p>
        <text:p text:style-name="Preformatted_20_Text">ev_031_st_003.txt <text:s text:c="7"/>Bihar <text:s text:c="2"/>['LOC_Others', 'LOC_Accused']</text:p>
        <text:p text:style-name="Preformatted_20_Text">ev_008_st_001.txt <text:s text:c="7"/>Manipur <text:s text:c="8"/>['LOC_Event', 'LOC_Others']</text:p>
        <text:p text:style-name="Preformatted_20_Text">ev_075_st_001.txt <text:s text:c="7"/>Jaipur <text:s text:c="9"/>['LOC_Event', 'LOC_Others']</text:p>
        <text:p text:style-name="Preformatted_20_Text">ev_058_st_004.txt <text:s text:c="7"/>Mumbai <text:s text:c="9"/>['LOC_Event', 'LOC_Others']</text:p>
        <text:p text:style-name="Preformatted_20_Text">ev_058_st_004.txt <text:s text:c="7"/>Gateway_of_India <text:s text:c="7"/>['LOC_Event', 'LOC_Others']</text:p>
        <text:p text:style-name="Preformatted_20_Text">ev_058_st_004.txt <text:s text:c="7"/>LeT <text:s text:c="4"/>['ORG_Accused', 'ORG_Others']</text:p>
        <text:p text:style-name="Preformatted_20_Text">ev_080_st_001.txt <text:s text:c="7"/>Mehrauli <text:s text:c="7"/>['LOC_Event', 'LOC_Others']</text:p>
        <text:p text:style-name="Preformatted_20_Text">ev_080_st_001.txt <text:s text:c="7"/>Modasa <text:s text:c="9"/>['LOC_Event', 'LOC_Others']</text:p>
        <text:p text:style-name="Preformatted_20_Text">ev_039_st_020.txt <text:s text:c="7"/>Nalbari <text:s text:c="8"/>['LOC_Others', 'LOC_Event']</text:p>
        <text:p text:style-name="Preformatted_20_Text">ev_092_st_006.txt <text:s text:c="7"/>Karma <text:s text:c="2"/>['PER_Others', 'PER_Victim', 'PER_Accused']</text:p>
        <text:p text:style-name="Preformatted_20_Text">ev_092_st_006.txt <text:s text:c="7"/>Sukma <text:s text:c="2"/>['PER_Others', 'LOC_Others']</text:p>
        <text:p text:style-name="Preformatted_20_Text">ev_092_st_006.txt <text:s text:c="7"/>Congress <text:s text:c="7"/>['ORG_Victim', 'ORG_Others']</text:p>
        <text:p text:style-name="Preformatted_20_Text">ev_015_st_012.txt <text:s text:c="7"/>Nagaland <text:s text:c="7"/>['LOC_Event', 'LOC_Others']</text:p>
        <text:p text:style-name="Preformatted_20_Text">ev_015_st_012.txt <text:s text:c="7"/>Assam <text:s text:c="2"/>['LOC_Event', 'LOC_Others']</text:p>
        <text:p text:style-name="Preformatted_20_Text">ev_070_st_016.txt <text:s text:c="7"/>Andhra_Pradesh <text:s text:c="9"/>['LOC_Others', 'LOC_Event']</text:p>
        <text:p text:style-name="Preformatted_20_Text">ev_014_st_003.txt <text:s text:c="7"/>Assam <text:s text:c="2"/>['LOC_Event', 'LOC_Others']</text:p>
        <text:p text:style-name="Preformatted_20_Text"><text:soft-page-break/>ev_014_st_003.txt <text:s text:c="7"/>ULFA <text:s text:c="3"/>['ORG_Others', 'ORG_Accused']</text:p>
        <text:p text:style-name="Preformatted_20_Text">ev_093_st_012.txt <text:s text:c="7"/>Mahabodhi_Temple <text:s text:c="7"/>['LOC_Others', 'LOC_Event']</text:p>
        <text:p text:style-name="Preformatted_20_Text">ev_068_st_010.txt <text:s text:c="7"/>Gorakhpur <text:s text:c="6"/>['LOC_Event', 'LOC_Others']</text:p>
        <text:p text:style-name="Preformatted_20_Text">ev_019_st_021.txt <text:s text:c="7"/>Bardhaman <text:s text:c="6"/>['LOC_Event', 'LOC_Others']</text:p>
        <text:p text:style-name="Preformatted_20_Text">2013_5_12_st-41.txt <text:s text:c="5"/>Sahu <text:s text:c="3"/>['PER_Accused', 'PER_Others']</text:p>
        <text:p text:style-name="Preformatted_20_Text">ev_094_st_029.txt <text:s text:c="7"/>Gandhi_Maidan <text:s text:c="2"/>['LOC_Event', 'LOC_Others']</text:p>
        <text:p text:style-name="Preformatted_20_Text">ev_077_st_005.txt <text:s text:c="7"/>Ahmedabad <text:s text:c="6"/>['LOC_Event', 'LOC_Others']</text:p>
        <text:p text:style-name="Preformatted_20_Text">ev_077_st_005.txt <text:s text:c="7"/>Bangalore <text:s text:c="6"/>['LOC_Event', 'LOC_Others']</text:p>
        <text:p text:style-name="Preformatted_20_Text">2013_3_5_st-713.txt <text:s text:c="5"/>Karachi <text:s text:c="8"/>['LOC_Others', 'LOC_Event']</text:p>
        <text:p text:style-name="Preformatted_20_Text">ev_085_st_020.txt <text:s text:c="7"/>Phoolwati <text:s text:c="6"/>['PER_Victim', 'LOC_Others', 'PER_Others']</text:p>
        <text:p text:style-name="Preformatted_20_Text">ev_089_st_006.txt <text:s text:c="7"/>bus_stand <text:s text:c="6"/>['LOC_Others', 'LOC_Event']</text:p>
        <text:p text:style-name="Preformatted_20_Text">ev_089_st_030.txt <text:s text:c="7"/>Hyderabad <text:s text:c="6"/>['LOC_Others', 'LOC_Event']</text:p>
        <text:p text:style-name="Preformatted_20_Text">ev_062_st_002.txt <text:s text:c="7"/>Madhya_Pradesh <text:s text:c="9"/>['LOC_Accused', 'LOC_Others']</text:p>
        <text:p text:style-name="Preformatted_20_Text">ev_062_st_002.txt <text:s text:c="7"/>bin-Aziz <text:s text:c="7"/>['PER_Accused', 'PER_Others']</text:p>
        <text:p text:style-name="Preformatted_20_Text">ev_056_st_007.txt <text:s text:c="7"/>Godhra <text:s text:c="9"/>['LOC_Event', 'LOC_Others']</text:p>
        <text:p text:style-name="Preformatted_20_Text">ev_063_st_007.txt <text:s text:c="7"/>Jama_Masjid <text:s text:c="4"/>['LOC_Event', 'LOC_Others']</text:p>
        <text:p text:style-name="Preformatted_20_Text">ev_043_st_001.txt <text:s text:c="7"/>Peoples_Liberation_Army <text:s text:c="8"/>['ORG_Accused', 'ORG_Others']</text:p>
        <text:p text:style-name="Preformatted_20_Text">ev_043_st_001.txt <text:s text:c="7"/>PLA <text:s text:c="4"/>['ORG_Accused', 'ORG_Others']</text:p>
        <text:p text:style-name="Preformatted_20_Text">ev_043_st_001.txt <text:s text:c="7"/>Bishnupur <text:s text:c="6"/>['LOC_Event', 'LOC_Others']</text:p>
        <text:p text:style-name="Preformatted_20_Text">ev_035_st_016.txt <text:s text:c="7"/>Dinesh_Boro <text:s text:c="4"/>['PER_Accused', 'PER_Others']</text:p>
        <text:p text:style-name="Preformatted_20_Text">ev_086_st_036.txt <text:s text:c="7"/>Mumbai <text:s text:c="9"/>['LOC_Others', 'LOC_Event']</text:p>
        <text:p text:style-name="Preformatted_20_Text">ev_062_st_006.txt <text:s text:c="7"/>Varanasi <text:s text:c="7"/>['LOC_Event', 'LOC_Others']</text:p>
        <text:p text:style-name="Preformatted_20_Text">ev_081_st_002.txt <text:s text:c="7"/>Vadodara <text:s text:c="7"/>['LOC_Others', 'LOC_Event']</text:p>
        <text:p text:style-name="Preformatted_20_Text">ev_077_st_024.txt <text:s text:c="7"/>Dushyant <text:s text:c="7"/>['PER_Others', 'PER_Victim']</text:p>
        <text:p text:style-name="Preformatted_20_Text">ev_077_st_024.txt <text:s text:c="7"/>Rohan <text:s text:c="2"/>['PER_Victim', 'PER_Others']</text:p>
        <text:p text:style-name="Preformatted_20_Text">ev_035_st_001.txt <text:s text:c="7"/>Bongaigaon <text:s text:c="5"/>['LOC_Event', 'LOC_Others']</text:p>
        <text:p text:style-name="Preformatted_20_Text">2014_11_12_st-4002.txt <text:s text:c="2"/>Kafirpur <text:s text:c="7"/>['LOC_Accused', 'LOC_Others']</text:p>
        <text:p text:style-name="Preformatted_20_Text">ev_065_st_010.txt <text:s text:c="7"/>Lokesh_Sharma <text:s text:c="2"/>['PER_Accused', 'PER_Others']</text:p>
        <text:p text:style-name="Preformatted_20_Text">ev_065_st_010.txt <text:s text:c="7"/>Dhan_Singh <text:s text:c="5"/>['PER_Accused', 'PER_Others']</text:p>
        <text:p text:style-name="Preformatted_20_Text">ev_065_st_010.txt <text:s text:c="7"/>Dange <text:s text:c="2"/>['PER_Others', 'PER_Accused']</text:p>
        <text:p text:style-name="Preformatted_20_Text">ev_065_st_010.txt <text:s text:c="7"/>Malegaon <text:s text:c="7"/>['LOC_Event', 'LOC_Others', 'LOC_Accused']</text:p>
        <text:p text:style-name="Preformatted_20_Text">ev_065_st_010.txt <text:s text:c="7"/>Sharma <text:s text:c="9"/>['PER_Others', 'PER_Accused']</text:p>
        <text:p text:style-name="Preformatted_20_Text">ev_065_st_010.txt <text:s text:c="7"/>Kalsangra <text:s text:c="6"/>['PER_Accused', 'PER_Others']</text:p>
        <text:p text:style-name="Preformatted_20_Text">ev_065_st_010.txt <text:s text:c="7"/>Manohar_Singh <text:s text:c="2"/>['PER_Accused', 'PER_Others']</text:p>
        <text:p text:style-name="Preformatted_20_Text">ev_065_st_010.txt <text:s text:c="7"/>Sunil_Joshi <text:s text:c="4"/>['PER_Others', 'PER_Accused']</text:p>
        <text:p text:style-name="Preformatted_20_Text">ev_086_st_007.txt <text:s text:c="7"/>Zaveri_Bazaar <text:s text:c="2"/>['LOC_Event', 'LOC_Others']</text:p>
        <text:p text:style-name="Preformatted_20_Text">ev_086_st_007.txt <text:s text:c="7"/>Mumbai <text:s text:c="9"/>['LOC_Others', 'LOC_Event']</text:p>
        <text:p text:style-name="Preformatted_20_Text">ev_029_st_008.txt <text:s text:c="7"/>Assam <text:s text:c="2"/>['PER_Others', 'LOC_Event']</text:p>
        <text:p text:style-name="Preformatted_20_Text">2012_8_3_st-44.txt <text:s text:c="6"/>Dayanand_Patil <text:s text:c="9"/>['PER_Others', 'PER_Victim']</text:p>
        <text:p text:style-name="Preformatted_20_Text">ev_041_st_003.txt <text:s text:c="7"/>Shankar_Glass_House <text:s text:c="4"/>['LOC_Event', 'ORG_Others']</text:p>
        <text:p text:style-name="Preformatted_20_Text">ev_041_st_003.txt <text:s text:c="7"/>Tinsukia <text:s text:c="7"/>['LOC_Event', 'LOC_Others']</text:p>
        <text:p text:style-name="Preformatted_20_Text">ev_083_st_035.txt <text:s text:c="7"/>Vijay_Salaskar <text:s text:c="9"/>['PER_Victim', 'PER_Others']</text:p>
        <text:p text:style-name="Preformatted_20_Text">ev_083_st_035.txt <text:s text:c="7"/>Mumbai <text:s text:c="9"/>['LOC_Event', 'LOC_Others']</text:p>
        <text:p text:style-name="Preformatted_20_Text">ev_083_st_035.txt <text:s text:c="7"/>Malegaon <text:s text:c="7"/>['LOC_Others', 'LOC_Event']</text:p>
        <text:p text:style-name="Preformatted_20_Text">2012_12_27_st-7.txt <text:s text:c="5"/>Malegaon <text:s text:c="7"/>['LOC_Others', 'PER_Others']</text:p>
        <text:p text:style-name="Preformatted_20_Text">ev_077_st_003.txt <text:s text:c="7"/>Matavadi <text:s text:c="7"/>['LOC_Event', 'LOC_Others']</text:p>
        <text:p text:style-name="Preformatted_20_Text">ev_039_st_001.txt <text:s text:c="7"/>Assam <text:s text:c="2"/>['LOC_Event', 'LOC_Others']</text:p>
        <text:p text:style-name="Preformatted_20_Text">ev_039_st_001.txt <text:s text:c="7"/>Guwahati <text:s text:c="7"/>['LOC_Event', 'LOC_Others']</text:p>
        <text:p text:style-name="Preformatted_20_Text">2010_4_1_st-439.txt <text:s text:c="5"/>Dagestan <text:s text:c="7"/>['LOC_Others', 'PER_Others']</text:p>
        <text:p text:style-name="Preformatted_20_Text">ev_076_st_022.txt <text:s text:c="7"/>Bangalore <text:s text:c="6"/>['LOC_Event', 'LOC_Others', 'LOC_Accused']</text:p>
        <text:p text:style-name="Preformatted_20_Text">ev_076_st_022.txt <text:s text:c="7"/>Sami <text:s text:c="3"/>['PER_Accused', 'PER_Others']</text:p>
        <text:p text:style-name="Preformatted_20_Text">ev_076_st_022.txt <text:s text:c="7"/>Sattar <text:s text:c="9"/>['PER_Accused', 'PER_Others']</text:p>
        <text:p text:style-name="Preformatted_20_Text">ev_076_st_022.txt <text:s text:c="7"/>Kerala <text:s text:c="9"/>['LOC_Accused', 'LOC_Others']</text:p>
        <text:p text:style-name="Preformatted_20_Text">ev_065_st_005.txt <text:s text:c="7"/>Mumbai <text:s text:c="9"/>['LOC_Others', 'LOC_Event']</text:p>
        <text:p text:style-name="Preformatted_20_Text">ev_065_st_005.txt <text:s text:c="7"/>Delhi <text:s text:c="2"/>['LOC_Event', 'LOC_Others']</text:p>
        <text:p text:style-name="Preformatted_20_Text">ev_065_st_005.txt <text:s text:c="7"/>Malegaon <text:s text:c="7"/>['LOC_Others', 'ORG_Others', 'LOC_Event']</text:p>
        <text:p text:style-name="Preformatted_20_Text">ev_065_st_005.txt <text:s text:c="7"/>mosque <text:s text:c="9"/>['LOC_Others', 'LOC_Event']</text:p>
        <text:p text:style-name="Preformatted_20_Text">ev_051_st_004.txt <text:s text:c="7"/>Lahore <text:s text:c="9"/>['LOC_Event', 'LOC_Others']</text:p>
        <text:p text:style-name="Preformatted_20_Text"><text:soft-page-break/>ev_051_st_004.txt <text:s text:c="7"/>Karachi <text:s text:c="8"/>['LOC_Event', 'LOC_Accused', 'LOC_Others']</text:p>
        <text:p text:style-name="Preformatted_20_Text">ev_051_st_004.txt <text:s text:c="7"/>Pakistan <text:s text:c="7"/>['LOC_Event', 'LOC_Others']</text:p>
        <text:p text:style-name="Preformatted_20_Text">2010_8_21_st-267.txt <text:s text:c="4"/>Hosathotha <text:s text:c="5"/>['LOC_Event', 'LOC_Others']</text:p>
        <text:p text:style-name="Preformatted_20_Text">ev_075_st_008.txt <text:s text:c="7"/>Jaipur <text:s text:c="9"/>['LOC_Others', 'LOC_Event']</text:p>
        <text:p text:style-name="Preformatted_20_Text">2013_9_28_st-648.txt <text:s text:c="4"/>Peshawar <text:s text:c="7"/>['LOC_Event', 'LOC_Others']</text:p>
        <text:p text:style-name="Preformatted_20_Text">ev_086_st_035.txt <text:s text:c="7"/>Mumbai <text:s text:c="9"/>['LOC_Event', 'LOC_Others']</text:p>
        <text:p text:style-name="Preformatted_20_Text">ev_047_st_001.txt <text:s text:c="7"/>Assam <text:s text:c="2"/>['LOC_Others', 'LOC_Victim']</text:p>
        <text:p text:style-name="Preformatted_20_Text">ev_039_st_017.txt <text:s text:c="7"/>ULFA <text:s text:c="3"/>['ORG_Accused', 'ORG_Others']</text:p>
        <text:p text:style-name="Preformatted_20_Text">ev_086_st_022.txt <text:s text:c="7"/>Habib <text:s text:c="2"/>['LOC_Accused', 'PER_Others']</text:p>
        <text:p text:style-name="Preformatted_20_Text">ev_086_st_022.txt <text:s text:c="7"/>Naqi <text:s text:c="3"/>['PER_Accused', 'PER_Others']</text:p>
        <text:p text:style-name="Preformatted_20_Text">ev_079_st_009.txt <text:s text:c="7"/>Mehrauli <text:s text:c="7"/>['LOC_Event', 'LOC_Others']</text:p>
        <text:p text:style-name="Preformatted_20_Text">ev_079_st_009.txt <text:s text:c="7"/>Delhi <text:s text:c="2"/>['LOC_Event', 'LOC_Others']</text:p>
        <text:p text:style-name="Preformatted_20_Text">ev_079_st_009.txt <text:s text:c="7"/>Delhi_Police <text:s text:c="3"/>['ORG_Victim', 'ORG_Others']</text:p>
        <text:p text:style-name="Preformatted_20_Text">ev_015_st_010.txt <text:s text:c="7"/>railway_station <text:s text:c="8"/>['LOC_Event', 'LOC_Others']</text:p>
        <text:p text:style-name="Preformatted_20_Text">ev_015_st_010.txt <text:s text:c="7"/>Dimapur <text:s text:c="8"/>['LOC_Others', 'LOC_Event']</text:p>
        <text:p text:style-name="Preformatted_20_Text">2013_4_30_st-804.txt <text:s text:c="4"/>Mazzeh <text:s text:c="9"/>['LOC_Event', 'LOC_Others']</text:p>
        <text:p text:style-name="Preformatted_20_Text">2013_4_30_st-804.txt <text:s text:c="4"/>Damascus <text:s text:c="7"/>['LOC_Event', 'LOC_Others']</text:p>
        <text:p text:style-name="Preformatted_20_Text">ev_094_st_006.txt <text:s text:c="7"/>Modi <text:s text:c="3"/>['PER_Others', 'LOC_Others']</text:p>
        <text:p text:style-name="Preformatted_20_Text">ev_094_st_006.txt <text:s text:c="7"/>Kaimur <text:s text:c="9"/>['LOC_Others', 'LOC_Victim']</text:p>
        <text:p text:style-name="Preformatted_20_Text">ev_094_st_006.txt <text:s text:c="7"/>Gopalganj <text:s text:c="6"/>['LOC_Others', 'LOC_Victim']</text:p>
        <text:p text:style-name="Preformatted_20_Text">ev_077_st_022.txt <text:s text:c="7"/>Surat <text:s text:c="2"/>['LOC_Others', 'LOC_Event']</text:p>
        <text:p text:style-name="Preformatted_20_Text">ev_077_st_022.txt <text:s text:c="7"/>Ahmedabad <text:s text:c="6"/>['LOC_Event', 'LOC_Others']</text:p>
        <text:p text:style-name="Preformatted_20_Text">ev_019_st_049.txt <text:s text:c="7"/>Burdwan <text:s text:c="8"/>['LOC_Others', 'LOC_Event']</text:p>
        <text:p text:style-name="Preformatted_20_Text">2012_4_2_st-43.txt <text:s text:c="6"/>Awantipora <text:s text:c="5"/>['LOC_Accused', 'LOC_Others']</text:p>
        <text:p text:style-name="Preformatted_20_Text">2012_4_2_st-43.txt <text:s text:c="6"/>south_Kashmir <text:s text:c="2"/>['LOC_Others', 'LOC_Accused']</text:p>
        <text:p text:style-name="Preformatted_20_Text">ev_093_st_032.txt <text:s text:c="7"/>Bihar <text:s text:c="2"/>['LOC_Event', 'LOC_Others']</text:p>
        <text:p text:style-name="Preformatted_20_Text">2011_12_26_st-62.txt <text:s text:c="4"/>Nanded <text:s text:c="9"/>['LOC_Event', 'LOC_Others']</text:p>
        <text:p text:style-name="Preformatted_20_Text">ev_037_st_002.txt <text:s text:c="7"/>Birubari <text:s text:c="7"/>['LOC_Event', 'LOC_Victim']</text:p>
        <text:p text:style-name="Preformatted_20_Text">2013_3_16_st-498.txt <text:s text:c="4"/>Riyaz_Bhatkal <text:s text:c="2"/>['PER_Accused', 'PER_Others']</text:p>
        <text:p text:style-name="Preformatted_20_Text">2013_3_16_st-498.txt <text:s text:c="4"/>Imran <text:s text:c="2"/>['PER_Accused', 'PER_Others']</text:p>
        <text:p text:style-name="Preformatted_20_Text">2013_3_16_st-498.txt <text:s text:c="4"/>Maqbool <text:s text:c="8"/>['PER_Accused', 'PER_Others']</text:p>
        <text:p text:style-name="Preformatted_20_Text">ev_093_st_003.txt <text:s text:c="7"/>Magadh <text:s text:c="9"/>['LOC_Event', 'LOC_Others']</text:p>
        <text:p text:style-name="Preformatted_20_Text">ev_077_st_007.txt <text:s text:c="7"/>Ahmedabad <text:s text:c="6"/>['LOC_Event', 'LOC_Others', 'LOC_Victim']</text:p>
        <text:p text:style-name="Preformatted_20_Text">ev_077_st_007.txt <text:s text:c="7"/>SIMI <text:s text:c="3"/>['ORG_Accused', 'LOC_Accused']</text:p>
        <text:p text:style-name="Preformatted_20_Text">ev_077_st_007.txt <text:s text:c="7"/>Batla_House <text:s text:c="4"/>['LOC_Accused', 'LOC_Others']</text:p>
        <text:p text:style-name="Preformatted_20_Text">ev_077_st_007.txt <text:s text:c="7"/>Kapadia <text:s text:c="8"/>['PER_Accused', 'LOC_Others']</text:p>
        <text:p text:style-name="Preformatted_20_Text">ev_077_st_007.txt <text:s text:c="7"/>Tauqeer <text:s text:c="8"/>['PER_Others', 'PER_Accused']</text:p>
        <text:p text:style-name="Preformatted_20_Text">ev_077_st_021.txt <text:s text:c="7"/>Ahmedabad <text:s text:c="6"/>['LOC_Event', 'LOC_Others']</text:p>
        <text:p text:style-name="Preformatted_20_Text">ev_092_st_023.txt <text:s text:c="7"/>Maoists <text:s text:c="8"/>['ORG_Accused', 'ORG_Others']</text:p>
        <text:p text:style-name="Preformatted_20_Text">ev_088_st_003.txt <text:s text:c="7"/>Yasin <text:s text:c="2"/>['PER_Accused', 'PER_Others']</text:p>
        <text:p text:style-name="Preformatted_20_Text">ev_088_st_003.txt <text:s text:c="7"/>Pune <text:s text:c="3"/>['LOC_Event', 'LOC_Accused']</text:p>
        <text:p text:style-name="Preformatted_20_Text">ev_085_st_003.txt <text:s text:c="7"/>Sir_Sunderlal_Hospital <text:s text:c="9"/>['LOC_Others', 'ORG_Others']</text:p>
        <text:p text:style-name="Preformatted_20_Text">2010_6_22_st-450.txt <text:s text:c="4"/>Gupta <text:s text:c="2"/>['PER_Accused', 'PER_Others']</text:p>
        <text:p text:style-name="Preformatted_20_Text">2010_6_22_st-450.txt <text:s text:c="4"/>Sarma <text:s text:c="2"/>['PER_Accused', 'PER_Others']</text:p>
        <text:p text:style-name="Preformatted_20_Text">2011_10_2_st-422.txt <text:s text:c="4"/>IUML <text:s text:c="3"/>['ORG_Accused', 'ORG_Others']</text:p>
        <text:p text:style-name="Preformatted_20_Text">ev_043_st_003.txt <text:s text:c="7"/>Bishenpur <text:s text:c="6"/>['LOC_Others', 'LOC_Event']</text:p>
        <text:p text:style-name="Preformatted_20_Text">ev_079_st_011.txt <text:s text:c="7"/>Delhi <text:s text:c="2"/>['LOC_Others', 'LOC_Victim']</text:p>
        <text:p text:style-name="Preformatted_20_Text">ev_079_st_011.txt <text:s text:c="7"/>Bihar <text:s text:c="2"/>['LOC_Victim', 'LOC_Others']</text:p>
        <text:p text:style-name="Preformatted_20_Text">ev_071_st_004.txt <text:s text:c="7"/>Indresh_Kumar <text:s text:c="2"/>['PER_Accused', 'PER_Others']</text:p>
        <text:p text:style-name="Preformatted_20_Text">ev_071_st_004.txt <text:s text:c="7"/>Bhavesh_Patel <text:s text:c="2"/>['PER_Accused', 'PER_Victim', 'PER_Others']</text:p>
        <text:p text:style-name="Preformatted_20_Text">ev_071_st_004.txt <text:s text:c="7"/>Digvijaya_Singh <text:s text:c="8"/>['PER_Others', 'PER_Accused']</text:p>
        <text:p text:style-name="Preformatted_20_Text">ev_071_st_004.txt <text:s text:c="7"/>Patel <text:s text:c="2"/>['PER_Others', 'PER_Accused']</text:p>
        <text:p text:style-name="Preformatted_20_Text">ev_071_st_004.txt <text:s text:c="7"/>RPN_Singh <text:s text:c="6"/>['PER_Others', 'PER_Accused']</text:p>
        <text:p text:style-name="Preformatted_20_Text">ev_058_st_002.txt <text:s text:c="7"/>Mumbai <text:s text:c="9"/>['LOC_Others', 'LOC_Event']</text:p>
        <text:p text:style-name="Preformatted_20_Text">ev_058_st_002.txt <text:s text:c="7"/>Hanif <text:s text:c="2"/>['PER_Others', 'PER_Accused']</text:p>
        <text:p text:style-name="Preformatted_20_Text">ev_058_st_002.txt <text:s text:c="7"/>Hanif_Sayed_Anees <text:s text:c="6"/>['PER_Accused', 'PER_Others']</text:p>
        <text:p text:style-name="Preformatted_20_Text">ev_058_st_002.txt <text:s text:c="7"/>Gateway_of_India <text:s text:c="7"/>['LOC_Event', 'LOC_Others']</text:p>
        <text:p text:style-name="Preformatted_20_Text">ev_058_st_002.txt <text:s text:c="7"/>Fehmida <text:s text:c="8"/>['PER_Others', 'PER_Accused']</text:p>
        <text:p text:style-name="Preformatted_20_Text">ev_064_st_033.txt <text:s text:c="7"/>Mumbai <text:s text:c="9"/>['LOC_Event', 'LOC_Others']</text:p>
        <text:p text:style-name="Preformatted_20_Text">ev_092_st_016.txt <text:s text:c="7"/>Nand_Kumar_Patel <text:s text:c="7"/>['PER_Victim', 'PER_Others']</text:p>
        <text:p text:style-name="Preformatted_20_Text"><text:soft-page-break/>ev_092_st_016.txt <text:s text:c="7"/>Congress <text:s text:c="7"/>['ORG_Others', 'LOC_Others']</text:p>
        <text:p text:style-name="Preformatted_20_Text">2013_8_31_st-13.txt <text:s text:c="5"/>IM <text:s text:c="5"/>['ORG_Accused', 'ORG_Others']</text:p>
        <text:p text:style-name="Preformatted_20_Text">2013_8_31_st-13.txt <text:s text:c="5"/>Dilsukhnagar <text:s text:c="3"/>['LOC_Event', 'LOC_Others']</text:p>
        <text:p text:style-name="Preformatted_20_Text">ev_014_st_015.txt <text:s text:c="7"/>Guwahati <text:s text:c="7"/>['LOC_Victim', 'LOC_Event']</text:p>
        <text:p text:style-name="Preformatted_20_Text">ev_069_st_004.txt <text:s text:c="7"/>Biharis <text:s text:c="8"/>['LOC_Others', 'ORG_Others']</text:p>
        <text:p text:style-name="Preformatted_20_Text">ev_069_st_004.txt <text:s text:c="7"/>Ulfa <text:s text:c="3"/>['ORG_Accused', 'ORG_Others']</text:p>
        <text:p text:style-name="Preformatted_20_Text">2011_9_21_st-21.txt <text:s text:c="5"/>Taliban <text:s text:c="8"/>['ORG_Accused', 'ORG_Others']</text:p>
        <text:p text:style-name="Preformatted_20_Text">2011_9_21_st-21.txt <text:s text:c="5"/>Afghanistan <text:s text:c="4"/>['LOC_Event', 'LOC_Others']</text:p>
        <text:p text:style-name="Preformatted_20_Text">ev_090_st_003.txt <text:s text:c="7"/>mujahideen <text:s text:c="5"/>['ORG_Accused', 'ORG_Others']</text:p>
        <text:p text:style-name="Preformatted_20_Text">ev_064_st_013.txt <text:s text:c="7"/>Mumbai <text:s text:c="9"/>['LOC_Others', 'LOC_Event']</text:p>
        <text:p text:style-name="Preformatted_20_Text">ev_067_st_003.txt <text:s text:c="7"/>Delhi <text:s text:c="2"/>['LOC_Others', 'LOC_Accused']</text:p>
        <text:p text:style-name="Preformatted_20_Text">ev_094_st_004.txt <text:s text:c="7"/>Patna_Railway_Station <text:s text:c="2"/>['LOC_Event', 'LOC_Others']</text:p>
        <text:p text:style-name="Preformatted_20_Text">ev_094_st_004.txt <text:s text:c="7"/>Bihar <text:s text:c="2"/>['LOC_Others', 'LOC_Event']</text:p>
        <text:p text:style-name="Preformatted_20_Text">ev_094_st_004.txt <text:s text:c="7"/>Gandhi_Maidan <text:s text:c="2"/>['LOC_Event', 'LOC_Accused']</text:p>
        <text:p text:style-name="Preformatted_20_Text">ev_094_st_004.txt <text:s text:c="7"/>Patna <text:s text:c="2"/>['LOC_Event', 'LOC_Others']</text:p>
        <text:p text:style-name="Preformatted_20_Text">ev_094_st_004.txt <text:s text:c="7"/>Sushil_Kumar_Modi <text:s text:c="6"/>['PER_Others', 'PER_Victim']</text:p>
        <text:p text:style-name="Preformatted_20_Text">ev_094_st_004.txt <text:s text:c="7"/>Munger <text:s text:c="9"/>['LOC_Event', 'LOC_Others']</text:p>
        <text:p text:style-name="Preformatted_20_Text">ev_094_st_004.txt <text:s text:c="7"/>Imtiaz_Ansari <text:s text:c="2"/>['PER_Others', 'PER_Accused']</text:p>
        <text:p text:style-name="Preformatted_20_Text">ev_094_st_004.txt <text:s text:c="7"/>digvijaya_singh <text:s text:c="8"/>['PER_Others', 'PER_Accused']</text:p>
        <text:p text:style-name="Preformatted_20_Text">ev_094_st_004.txt <text:s text:c="7"/>Delhi <text:s text:c="2"/>['LOC_Others', 'LOC_Accused']</text:p>
        <text:p text:style-name="Preformatted_20_Text">ev_064_st_028.txt <text:s text:c="7"/>Mumbai <text:s text:c="9"/>['LOC_Event', 'LOC_Others']</text:p>
        <text:p text:style-name="Preformatted_20_Text">ev_072_st_018.txt <text:s text:c="7"/>Ludhiana <text:s text:c="7"/>['LOC_Others', 'LOC_Event']</text:p>
        <text:p text:style-name="Preformatted_20_Text">ev_080_st_004.txt <text:s text:c="7"/>Gujarat <text:s text:c="8"/>['LOC_Event', 'LOC_Others']</text:p>
        <text:p text:style-name="Preformatted_20_Text">ev_080_st_004.txt <text:s text:c="7"/>Malegaon <text:s text:c="7"/>['LOC_Event', 'LOC_Others']</text:p>
        <text:p text:style-name="Preformatted_20_Text">ev_041_st_001.txt <text:s text:c="7"/>Tinsukia <text:s text:c="7"/>['LOC_Others', 'LOC_Event']</text:p>
        <text:p text:style-name="Preformatted_20_Text">ev_081_st_014.txt <text:s text:c="7"/>Amritanand <text:s text:c="5"/>['PER_Accused', 'PER_Others']</text:p>
        <text:p text:style-name="Preformatted_20_Text">ev_029_st_001.txt <text:s text:c="7"/>Athgaon <text:s text:c="8"/>['LOC_Event', 'LOC_Victim']</text:p>
        <text:p text:style-name="Preformatted_20_Text">ev_093_st_024.txt <text:s text:c="7"/>Bodh_Gaya <text:s text:c="6"/>['LOC_Others', 'LOC_Event']</text:p>
        <text:p text:style-name="Preformatted_20_Text">ev_093_st_024.txt <text:s text:c="7"/>Maqbool <text:s text:c="8"/>['PER_Accused', 'PER_Others']</text:p>
        <text:p text:style-name="Preformatted_20_Text">ev_084_st_023.txt <text:s text:c="7"/>Khomani <text:s text:c="8"/>['PER_Accused', 'PER_Others']</text:p>
        <text:p text:style-name="Preformatted_20_Text">ev_084_st_023.txt <text:s text:c="7"/>Bappa <text:s text:c="2"/>['PER_Accused', 'PER_Others']</text:p>
        <text:p text:style-name="Preformatted_20_Text">ev_084_st_023.txt <text:s text:c="7"/>Indian_Mujahiddin <text:s text:c="6"/>['ORG_Accused', 'ORG_Others']</text:p>
        <text:p text:style-name="Preformatted_20_Text">ev_084_st_023.txt <text:s text:c="7"/>Siddiqui <text:s text:c="7"/>['PER_Accused', 'PER_Others']</text:p>
        <text:p text:style-name="Preformatted_20_Text">ev_084_st_023.txt <text:s text:c="7"/>Jama_Masjid <text:s text:c="4"/>['LOC_Event', 'LOC_Others']</text:p>
        <text:p text:style-name="Preformatted_20_Text">ev_084_st_023.txt <text:s text:c="7"/>Jamali <text:s text:c="9"/>['PER_Accused', 'PER_Others']</text:p>
        <text:p text:style-name="Preformatted_20_Text">ev_084_st_023.txt <text:s text:c="7"/>Ahmad_Siddi_Bappa <text:s text:c="6"/>['PER_Accused', 'PER_Others']</text:p>
        <text:p text:style-name="Preformatted_20_Text">ev_084_st_023.txt <text:s text:c="7"/>Adil <text:s text:c="3"/>['PER_Accused', 'PER_Others']</text:p>
        <text:p text:style-name="Preformatted_20_Text">ev_084_st_023.txt <text:s text:c="7"/>Imran <text:s text:c="2"/>['PER_Accused', 'PER_Others']</text:p>
        <text:p text:style-name="Preformatted_20_Text">ev_084_st_023.txt <text:s text:c="7"/>Madhubani <text:s text:c="6"/>['LOC_Others', 'LOC_Accused']</text:p>
        <text:p text:style-name="Preformatted_20_Text">ev_084_st_023.txt <text:s text:c="7"/>Delhi <text:s text:c="2"/>['LOC_Others', 'LOC_Accused']</text:p>
        <text:p text:style-name="Preformatted_20_Text">ev_079_st_003.txt <text:s text:c="7"/>Capital <text:s text:c="8"/>['LOC_Event', 'LOC_Others']</text:p>
        <text:p text:style-name="Preformatted_20_Text">ev_066_st_024.txt <text:s text:c="7"/>Panipat <text:s text:c="8"/>['LOC_Victim', 'LOC_Others']</text:p>
        <text:p text:style-name="Preformatted_20_Text">ev_083_st_015.txt <text:s text:c="7"/>Mumbai <text:s text:c="9"/>['LOC_Event', 'LOC_Others']</text:p>
        <text:p text:style-name="Preformatted_20_Text">ev_078_st_008.txt <text:s text:c="7"/>Central_Delhi <text:s text:c="2"/>['LOC_Others', 'LOC_Event']</text:p>
        <text:p text:style-name="Preformatted_20_Text">ev_045_st_004.txt <text:s text:c="7"/>Dibrugarh <text:s text:c="6"/>['LOC_Others', 'LOC_Victim']</text:p>
        <text:p text:style-name="Preformatted_20_Text">ev_019_st_017.txt <text:s text:c="7"/>Bardhaman <text:s text:c="6"/>['LOC_Others', 'LOC_Event']</text:p>
        <text:p text:style-name="Preformatted_20_Text">ev_080_st_003.txt <text:s text:c="7"/>Modasa <text:s text:c="9"/>['LOC_Event', 'LOC_Others']</text:p>
        <text:p text:style-name="Preformatted_20_Text">ev_072_st_003.txt <text:s text:c="7"/>Punjab <text:s text:c="9"/>['LOC_Others', 'LOC_Accused']</text:p>
        <text:p text:style-name="Preformatted_20_Text">ev_072_st_003.txt <text:s text:c="7"/>Ludhiana <text:s text:c="7"/>['LOC_Event', 'LOC_Others']</text:p>
        <text:p text:style-name="Preformatted_20_Text">ev_089_st_020.txt <text:s text:c="7"/>Hyderabad <text:s text:c="6"/>['LOC_Event', 'LOC_Others']</text:p>
        <text:p text:style-name="Preformatted_20_Text">ev_086_st_015.txt <text:s text:c="7"/>Mumbai <text:s text:c="9"/>['LOC_Event', 'LOC_Others']</text:p>
        <text:p text:style-name="Preformatted_20_Text">ev_001_st_007.txt <text:s text:c="7"/>Bongaigaon <text:s text:c="5"/>['LOC_Event', 'LOC_Others']</text:p>
        <text:p text:style-name="Preformatted_20_Text">ev_001_st_007.txt <text:s text:c="7"/>ULFA <text:s text:c="3"/>['ORG_Others', 'ORG_Accused']</text:p>
        <text:p text:style-name="Preformatted_20_Text">ev_019_st_006.txt <text:s text:c="7"/>Bardhaman <text:s text:c="6"/>['LOC_Event', 'LOC_Accused']</text:p>
        <text:p text:style-name="Preformatted_20_Text">ev_001_st_003.txt <text:s text:c="7"/>Assam <text:s text:c="2"/>['LOC_Event', 'LOC_Others']</text:p>
        <text:p text:style-name="Preformatted_20_Text">ev_001_st_003.txt <text:s text:c="7"/>Guwahati <text:s text:c="7"/>['LOC_Event', 'LOC_Others']</text:p>
        <text:p text:style-name="Preformatted_20_Text">ev_086_st_003.txt <text:s text:c="7"/>Mumbai <text:s text:c="9"/>['LOC_Event', 'LOC_Others']</text:p>
        <text:p text:style-name="Preformatted_20_Text">ev_034_st_002.txt <text:s text:c="7"/>Assam <text:s text:c="2"/>['LOC_Others', 'LOC_Event']</text:p>
        <text:p text:style-name="Preformatted_20_Text">ev_073_st_003.txt <text:s text:c="7"/>Barabanki <text:s text:c="6"/>['LOC_Accused', 'LOC_Others']</text:p>
        <text:p text:style-name="Preformatted_20_Text">ev_073_st_003.txt <text:s text:c="7"/>Lucknow <text:s text:c="8"/>['LOC_Event', 'LOC_Others']</text:p>
        <text:p text:style-name="Preformatted_20_Text">ev_073_st_003.txt <text:s text:c="7"/>Azamgarh <text:s text:c="7"/>['LOC_Accused', 'LOC_Others']</text:p>
        <text:p text:style-name="Preformatted_20_Text">ev_073_st_003.txt <text:s text:c="7"/>Mujahid <text:s text:c="8"/>['PER_Victim', 'PER_Accused']</text:p>
        <text:p text:style-name="Preformatted_20_Text">ev_073_st_003.txt <text:s text:c="7"/>Qasmi <text:s text:c="2"/>['PER_Others', 'PER_Accused']</text:p>
        <text:p text:style-name="Preformatted_20_Text">ev_062_st_003.txt <text:s text:c="7"/>Sankat_Mochan <text:s text:c="2"/>['LOC_Event', 'PER_Others']</text:p>
        <text:p text:style-name="Preformatted_20_Text"><text:soft-page-break/>ev_085_st_023.txt <text:s text:c="7"/>Varanasi <text:s text:c="7"/>['LOC_Event', 'LOC_Others']</text:p>
        <text:p text:style-name="Preformatted_20_Text">ev_085_st_023.txt <text:s text:c="7"/>Azamgarh <text:s text:c="7"/>['LOC_Others', 'LOC_Accused']</text:p>
        <text:p text:style-name="Preformatted_20_Text">ev_019_st_047.txt <text:s text:c="7"/>Burdwan <text:s text:c="8"/>['LOC_Event', 'LOC_Others']</text:p>
        <text:p text:style-name="Preformatted_20_Text">ev_084_st_011.txt <text:s text:c="7"/>Mumbai <text:s text:c="9"/>['LOC_Others', 'LOC_Victim']</text:p>
        <text:p text:style-name="Preformatted_20_Text">ev_089_st_007.txt <text:s text:c="7"/>Hyderabad <text:s text:c="6"/>['LOC_Others', 'LOC_Event']</text:p>
        <text:p text:style-name="Preformatted_20_Text">ev_089_st_007.txt <text:s text:c="7"/>Dilsukhnagar <text:s text:c="3"/>['LOC_Others', 'LOC_Event']</text:p>
        <text:p text:style-name="Preformatted_20_Text">ev_058_st_005.txt <text:s text:c="7"/>Ashrat <text:s text:c="9"/>['PER_Others', 'PER_Accused']</text:p>
        <text:p text:style-name="Preformatted_20_Text">ev_094_st_018.txt <text:s text:c="7"/>Bihar <text:s text:c="2"/>['LOC_Others', 'LOC_Victim']</text:p>
        <text:p text:style-name="Preformatted_20_Text">ev_094_st_018.txt <text:s text:c="7"/>Tariq <text:s text:c="2"/>['PER_Others', 'PER_Accused']</text:p>
        <text:p text:style-name="Preformatted_20_Text">ev_094_st_018.txt <text:s text:c="7"/>Patna <text:s text:c="2"/>['LOC_Others', 'LOC_Victim']</text:p>
        <text:p text:style-name="Preformatted_20_Text">ev_094_st_018.txt <text:s text:c="7"/>Imtiaz <text:s text:c="9"/>['PER_Others', 'PER_Accused']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1:27:52.738733368</meta:creation-date>
    <meta:generator>LibreOffice/5.1.6.2$Linux_X86_64 LibreOffice_project/10m0$Build-2</meta:generator>
    <dc:date>2018-05-04T01:32:10.185921140</dc:date>
    <meta:editing-duration>PT4M4S</meta:editing-duration>
    <meta:editing-cycles>6</meta:editing-cycles>
    <meta:document-statistic meta:table-count="0" meta:image-count="0" meta:object-count="0" meta:page-count="11" meta:paragraph-count="586" meta:word-count="2363" meta:character-count="39848" meta:non-whitespace-character-count="30856"/>
  </office:meta>
</office:document-meta>
</file>